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C0000002C2B47518CA00EA7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Encode Sans" svg:font-family="'Encode Sans'" style:font-pitch="variable"/>
    <style:font-face style:name="Encode Sans Black" svg:font-family="'Encode Sans Black'" style:font-pitch="variable"/>
    <style:font-face style:name="Encode Sans Black1" svg:font-family="'Encode Sans Black'" style:font-family-generic="swiss" style:font-pitch="variable"/>
    <style:font-face style:name="Encode Sans Black2" svg:font-family="'Encode Sans Black'" style:font-adornments="Negra" style:font-family-generic="swiss" style:font-pitch="variable"/>
    <style:font-face style:name="Encode Sans Expanded" svg:font-family="'Encode Sans Expanded'" style:font-pitch="variable"/>
    <style:font-face style:name="Encode Sans Medium" svg:font-family="'Encode Sans Medium'" style:font-pitch="variable"/>
    <style:font-face style:name="Encode Sans1" svg:font-family="'Encode Sans'" style:font-family-generic="swiss" style:font-pitch="variable"/>
    <style:font-face style:name="Encode Sans2" svg:font-family="'Encode Sans'" style:font-adornments="Norm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S Gothic" svg:font-family="'MS Gothic'" style:font-pitch="variable"/>
    <style:font-face style:name="Montserrat" svg:font-family="Montserrat" style:font-pitch="variable"/>
    <style:font-face style:name="Montserrat SemiBold" svg:font-family="'Montserrat SemiBold'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 Sans SemiBold" svg:font-family="'Open Sans SemiBold'" style:font-pitch="variable"/>
    <style:font-face style:name="Open Sans SemiBold1" svg:font-family="'Open Sans SemiBold'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solid" draw:fill-color="#00b5e2" draw:opacity="87%" draw:textarea-vertical-align="middle" draw:auto-grow-height="false" draw:fit-to-size="false" style:shrink-to-fit="false" fo:min-height="14.253cm" fo:min-width="11.845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loext:fill-use-slide-background="fals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3.975cm" fo:min-width="6.75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6.907cm" fo:min-width="16.65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265cm" svg:stroke-color="#00b5e2" draw:stroke-linejoin="miter" svg:stroke-linecap="butt" draw:fill="none" loext:fill-use-slide-background="false" draw:textarea-vertical-align="middle" draw:auto-grow-height="false" draw:fit-to-size="false" style:shrink-to-fit="false" fo:min-height="0.226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svg:stroke-linecap="butt" draw:fill="solid" draw:fill-color="#121212" draw:opacity="10%" draw:textarea-vertical-align="middle" draw:auto-grow-height="false" draw:fit-to-size="false" style:shrink-to-fit="false" fo:min-height="0.323cm" fo:min-width="0.68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svg:stroke-linecap="butt" draw:fill="solid" draw:fill-color="#003087" draw:textarea-vertical-align="middle" draw:auto-grow-height="false" draw:fit-to-size="false" style:shrink-to-fit="false" fo:min-height="0.323cm" fo:min-width="0.685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svg:stroke-linecap="butt" draw:fill="solid" draw:fill-color="#121212" draw:opacity="20%" draw:textarea-vertical-align="middle" draw:auto-grow-height="false" draw:fit-to-size="false" style:shrink-to-fit="false" fo:min-height="0.021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8.159cm" fo:min-width="11.646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644cm" svg:stroke-color="#003087" draw:stroke-linejoin="miter" svg:stroke-linecap="butt" draw:fill="none" loext:fill-use-slide-background="false" draw:textarea-vertical-align="middle" draw:auto-grow-height="false" draw:fit-to-size="false" style:shrink-to-fit="false" fo:min-height="1.133cm" fo:min-width="0.884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.439cm" fo:min-width="0.18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svg:stroke-linecap="butt" draw:fill="solid" draw:fill-color="#ffffff" draw:opacity="30%" draw:textarea-vertical-align="middle" draw:auto-grow-height="false" draw:fit-to-size="false" style:shrink-to-fit="false" fo:min-height="2.468cm" fo:min-width="2.218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.791cm" fo:min-width="5.78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Objeto_20_sin_20_relleno_20_ni_20_líne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.035cm" draw:stroke-linejoin="miter" svg:stroke-linecap="butt" draw:fill="solid" draw:fill-color="#121212" draw:opacity="10%" draw:textarea-vertical-align="middle" draw:auto-grow-height="false" draw:fit-to-size="false" style:shrink-to-fit="false" fo:min-height="2.766cm" fo:min-width="0.02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3.975cm" fo:min-width="6.75cm" fo:padding-top="0.254cm" fo:padding-bottom="0.254cm" fo:padding-left="0.254cm" fo:padding-right="0.254cm" fo:wrap-option="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8.159cm" fo:min-width="11.646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.791cm" fo:min-width="5.78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8.855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1.446cm" svg:stroke-color="#00b5e2" svg:stroke-opacity="30%" draw:stroke-linejoin="miter" svg:stroke-linecap="butt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35cm" draw:stroke-linejoin="miter" svg:stroke-linecap="butt" draw:fill="solid" draw:fill-color="#121212" draw:opacity="1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35cm" draw:stroke-linejoin="miter" svg:stroke-linecap="butt" draw:fill="solid" draw:fill-color="#003087" draw:opacity="2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12.709cm" fo:padding-top="0.127cm" fo:padding-bottom="0.127cm" fo:padding-left="0.254cm" fo:padding-right="0.254cm" fo:wrap-option="wrap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1.446cm" svg:stroke-color="#00b5e2" svg:stroke-opacity="30%" draw:stroke-linejoin="miter" svg:stroke-linecap="butt" draw:fill="none" loext:fill-use-slide-background="false" draw:textarea-vertical-align="middle" draw:auto-grow-height="false" draw:fit-to-size="false" style:shrink-to-fit="false" fo:min-height="2.53cm" fo:min-width="2.281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35cm" draw:stroke-linejoin="miter" svg:stroke-linecap="butt" draw:fill="solid" draw:fill-color="#121212" draw:opacity="10%" draw:textarea-vertical-align="middle" draw:auto-grow-height="false" draw:fit-to-size="false" style:shrink-to-fit="false" fo:min-height="3.814cm" fo:min-width="3.564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35cm" draw:stroke-linejoin="miter" svg:stroke-linecap="butt" draw:fill="solid" draw:fill-color="#003087" draw:opacity="20%" draw:textarea-vertical-align="middle" draw:auto-grow-height="false" draw:fit-to-size="false" style:shrink-to-fit="false" fo:min-height="1.244cm" fo:min-width="2.589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35cm" draw:stroke-linejoin="miter" svg:stroke-linecap="butt" draw:fill="solid" draw:fill-color="#121212" draw:opacity="10%" draw:textarea-vertical-align="middle" draw:auto-grow-height="false" draw:fit-to-size="false" style:shrink-to-fit="false" fo:min-height="18.256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17.407cm" fo:padding-top="0.127cm" fo:padding-bottom="0.127cm" fo:padding-left="0.254cm" fo:padding-right="0.254cm" fo:wrap-option="wrap"/>
      <style:paragraph-properties style:writing-mode="lr-tb"/>
    </style:style>
    <style:style style:name="gr39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7.32cm" fo:padding-top="0.127cm" fo:padding-bottom="0.127cm" fo:padding-left="0.254cm" fo:padding-right="0.254cm" fo:wrap-option="wrap"/>
      <style:paragraph-properties style:writing-mode="lr-tb"/>
    </style:style>
    <style:style style:name="gr42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draw:fill="none" fo:min-height="0.713cm"/>
      <style:paragraph-properties style:writing-mode="lr-tb"/>
    </style:style>
    <style:style style:name="gr45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21.585cm" fo:padding-top="0.127cm" fo:padding-bottom="0.127cm" fo:padding-left="0.254cm" fo:padding-right="0.254cm" fo:wrap-option="wrap"/>
      <style:paragraph-properties style:writing-mode="lr-tb"/>
    </style:style>
    <style:style style:name="gr48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9.001cm" fo:min-width="21.585cm" fo:padding-top="0.127cm" fo:padding-bottom="0.127cm" fo:padding-left="0.254cm" fo:padding-right="0.254cm" fo:wrap-option="wrap"/>
      <style:paragraph-properties style:writing-mode="lr-tb"/>
    </style:style>
    <style:style style:name="gr5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24cm, 5.647cm, 1.331cm, 3.982cm)" draw:image-opacity="100%" style:mirror="none"/>
    </style:style>
    <style:style style:name="gr54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9.001cm" fo:min-width="21.585cm" fo:padding-top="0.127cm" fo:padding-bottom="0.127cm" fo:padding-left="0.254cm" fo:padding-right="0.254cm" fo:wrap-option="wrap"/>
      <style:paragraph-properties style:writing-mode="lr-tb"/>
    </style:style>
    <style:style style:name="gr57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21.585cm" fo:padding-top="0.127cm" fo:padding-bottom="0.127cm" fo:padding-left="0.254cm" fo:padding-right="0.254cm" fo:wrap-option="wrap"/>
      <style:paragraph-properties style:writing-mode="lr-tb"/>
    </style:style>
    <style:style style:name="gr58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5.544cm" fo:padding-top="0.127cm" fo:padding-bottom="0.127cm" fo:padding-left="0.254cm" fo:padding-right="0.254cm" fo:wrap-option="wrap"/>
      <style:paragraph-properties style:writing-mode="lr-tb"/>
    </style:style>
    <style:style style:name="gr61" style:family="graphic" style:parent-style-name="standard">
      <style:graphic-properties draw:stroke="solid" svg:stroke-width="0.026cm" svg:stroke-color="#ffffff" draw:marker-start="" draw:marker-start-width="0.3cm" draw:marker-start-center="false" draw:marker-end="" draw:marker-end-width="0.3cm" draw:marker-end-center="false" draw:stroke-linejoin="miter" draw:fill="solid" draw:fill-color="#1e88e5" draw:secondary-fill-color="#b3b3b3" draw:textarea-horizontal-align="center" draw:textarea-vertical-align="middle" draw:auto-grow-height="false" draw:fit-to-size="false" style:shrink-to-fit="false" fo:min-height="2.25cm" fo:min-width="4.523cm" fo:padding-top="0.131cm" fo:padding-bottom="0.131cm" fo:padding-left="0.25cm" fo:padding-right="0.25cm" fo:wrap-option="wrap" draw:shadow="visible" draw:shadow-offset-x="0.071cm" draw:shadow-offset-y="0.071cm" draw:shadow-color="#f44336" draw:shadow-opacity="100%"/>
      <style:paragraph-properties style:writing-mode="lr-tb"/>
    </style:style>
    <style:style style:name="gr62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21.585cm" fo:padding-top="0.127cm" fo:padding-bottom="0.127cm" fo:padding-left="0.254cm" fo:padding-right="0.254cm" fo:wrap-option="wrap"/>
      <style:paragraph-properties style:writing-mode="lr-tb"/>
    </style:style>
    <style:style style:name="gr63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8cm, 5.649cm, 1.176cm, 5.565cm)" draw:image-opacity="100%" style:mirror="none"/>
    </style:style>
    <style:style style:name="gr66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21.585cm" fo:padding-top="0.127cm" fo:padding-bottom="0.127cm" fo:padding-left="0.254cm" fo:padding-right="0.254cm" fo:wrap-option="wrap"/>
      <style:paragraph-properties style:writing-mode="lr-tb"/>
    </style:style>
    <style:style style:name="gr67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21.585cm" fo:padding-top="0.127cm" fo:padding-bottom="0.127cm" fo:padding-left="0.254cm" fo:padding-right="0.254cm" fo:wrap-option="wrap"/>
      <style:paragraph-properties style:writing-mode="lr-tb"/>
    </style:style>
    <style:style style:name="gr70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21.585cm" fo:padding-top="0.127cm" fo:padding-bottom="0.127cm" fo:padding-left="0.254cm" fo:padding-right="0.254cm" fo:wrap-option="wrap"/>
      <style:paragraph-properties style:writing-mode="lr-tb"/>
    </style:style>
    <style:style style:name="gr73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21.585cm" fo:padding-top="0.127cm" fo:padding-bottom="0.127cm" fo:padding-left="0.254cm" fo:padding-right="0.254cm" fo:wrap-option="wrap"/>
      <style:paragraph-properties style:writing-mode="lr-tb"/>
    </style:style>
    <style:style style:name="gr76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9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_31__5f_Title_20_slide-notes">
      <style:graphic-properties draw:fill-color="#ffffff" fo:min-height="13.364cm"/>
      <style:paragraph-properties style:writing-mode="lr-tb"/>
    </style:style>
    <style:style style:name="pr2" style:family="presentation" style:parent-style-name="_31__5f_En_20_blanco-notes">
      <style:graphic-properties draw:fill-color="#ffffff" fo:min-height="13.364cm"/>
      <style:paragraph-properties style:writing-mode="lr-tb"/>
    </style:style>
    <style:style style:name="pr3" style:family="presentation" style:parent-style-name="_31__5f_En_20_blanco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language="zxx" fo:country="none" style:language-asian="zxx" style:country-asian="none" style:language-complex="zxx" style:country-complex="none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language="zxx" fo:country="none" style:language-asian="zxx" style:country-asian="none" style:language-complex="zxx" style:country-complex="none" fo:hyphenate="false"/>
    </style:style>
    <style:style style:name="P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.5pt" fo:language="zxx" fo:country="none" style:language-asian="zxx" style:country-asian="none" style:language-complex="zxx" style:country-complex="none" fo:hyphenate="false"/>
    </style:style>
    <style:style style:name="P4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3.5pt" fo:language="zxx" fo:country="none" style:language-asian="zxx" style:country-asian="none" style:language-complex="zxx" style:country-complex="none" fo:hyphenate="false"/>
    </style:style>
    <style:style style:name="P5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3.5pt" fo:letter-spacing="normal" fo:language="zxx" fo:country="none" fo:font-style="normal" style:text-underline-style="none" fo:font-weight="normal" fo:background-color="transparent" style:font-size-asian="13.5pt" style:language-asian="zxx" style:country-asian="none" style:font-style-asian="normal" style:font-weight-asian="normal" style:font-size-complex="13.5pt" style:language-complex="zxx" style:country-complex="none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.5pt" fo:language="zxx" fo:country="none" style:language-asian="zxx" style:country-asian="none" style:language-complex="zxx" style:country-complex="none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3.5pt" fo:language="zxx" fo:country="none" style:language-asian="zxx" style:country-asian="none" style:language-complex="zxx" style:country-complex="none" fo:hyphenate="false"/>
    </style:style>
    <style:style style:name="P8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00b5e2" draw:opacity="87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3.5pt" fo:letter-spacing="normal" fo:language="zxx" fo:country="none" fo:font-style="normal" style:text-underline-style="none" fo:font-weight="normal" fo:background-color="transparent" style:font-size-asian="13.5pt" style:language-asian="zxx" style:country-asian="none" style:font-style-asian="normal" style:font-weight-asian="normal" style:font-size-complex="13.5pt" style:language-complex="zxx" style:country-complex="none" style:font-style-complex="normal" style:font-weight-complex="normal"/>
    </style:style>
    <style:style style:name="P10" style:family="paragraph">
      <loext:graphic-properties draw:fill="none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Montserrat" fo:font-size="40pt" fo:letter-spacing="normal" fo:language="zxx" fo:country="none" fo:font-style="normal" style:text-underline-style="none" fo:font-weight="normal" fo:background-color="transparent" style:font-name-asian="Montserrat1" style:font-size-asian="40pt" style:language-asian="zxx" style:country-asian="none" style:font-style-asian="normal" style:font-weight-asian="normal" style:font-name-complex="Montserrat1" style:font-size-complex="40pt" style:language-complex="zxx" style:country-complex="none" style:font-style-complex="normal" style:font-weight-complex="normal"/>
    </style:style>
    <style:style style:name="P11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>
          <style:tab-stop style:position="0cm"/>
        </style:tab-stops>
      </style:paragraph-properties>
      <style:text-properties fo:font-size="24pt" fo:language="zxx" fo:country="none" style:language-asian="zxx" style:country-asian="none" style:language-complex="zxx" style:country-complex="none" fo:hyphenate="false"/>
    </style:style>
    <style:style style:name="P12" style:family="paragraph">
      <loext:graphic-properties draw:fill="none"/>
      <style:paragraph-properties fo:margin-left="0.476cm" fo:margin-right="0cm" fo:margin-top="0cm" fo:margin-bottom="0cm" fo:line-height="100%" fo:text-align="start" fo:text-indent="-0.476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language-asian="zxx" style:country-asian="none" style:language-complex="zxx" style:country-complex="none" fo:hyphenate="false"/>
    </style:style>
    <style:style style:name="P13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3.5pt" fo:letter-spacing="normal" fo:language="zxx" fo:country="none" fo:font-style="normal" style:text-underline-style="none" fo:font-weight="normal" fo:background-color="transparent" style:font-size-asian="13.5pt" style:language-asian="zxx" style:country-asian="none" style:font-style-asian="normal" style:font-weight-asian="normal" style:font-size-complex="13.5pt" style:language-complex="zxx" style:country-complex="none" style:font-style-complex="normal" style:font-weight-complex="normal"/>
    </style:style>
    <style:style style:name="P14" style:family="paragraph">
      <loext:graphic-properties draw:fill="solid" draw:fill-color="#121212" draw:opacity="10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3.5pt" fo:letter-spacing="normal" fo:language="zxx" fo:country="none" fo:font-style="normal" style:text-underline-style="none" fo:font-weight="normal" fo:background-color="transparent" style:font-size-asian="13.5pt" style:language-asian="zxx" style:country-asian="none" style:font-style-asian="normal" style:font-weight-asian="normal" style:font-size-complex="13.5pt" style:language-complex="zxx" style:country-complex="none" style:font-style-complex="normal" style:font-weight-complex="normal"/>
    </style:style>
    <style:style style:name="P15" style:family="paragraph">
      <loext:graphic-properties draw:fill="solid" draw:fill-color="#003087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3.5pt" fo:letter-spacing="normal" fo:language="zxx" fo:country="none" fo:font-style="normal" style:text-underline-style="none" fo:font-weight="normal" fo:background-color="transparent" style:font-size-asian="13.5pt" style:language-asian="zxx" style:country-asian="none" style:font-style-asian="normal" style:font-weight-asian="normal" style:font-size-complex="13.5pt" style:language-complex="zxx" style:country-complex="none" style:font-style-complex="normal" style:font-weight-complex="normal"/>
    </style:style>
    <style:style style:name="P16" style:family="paragraph">
      <loext:graphic-properties draw:fill="solid" draw:fill-color="#121212" draw:opacity="20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3.5pt" fo:letter-spacing="normal" fo:language="zxx" fo:country="none" fo:font-style="normal" style:text-underline-style="none" fo:font-weight="normal" fo:background-color="transparent" style:font-size-asian="13.5pt" style:language-asian="zxx" style:country-asian="none" style:font-style-asian="normal" style:font-weight-asian="normal" style:font-size-complex="13.5pt" style:language-complex="zxx" style:country-complex="none" style:font-style-complex="normal" style:font-weight-complex="normal"/>
    </style:style>
    <style:style style:name="P17" style:family="paragraph">
      <style:paragraph-properties fo:margin-left="0cm" fo:margin-right="0cm" fo:margin-top="0.265cm" fo:margin-bottom="0cm" fo:line-height="0.564cm" fo:text-align="start" fo:text-indent="0cm" style:punctuation-wrap="hanging" style:writing-mode="lr-tb"/>
      <style:text-properties fo:font-size="12pt" fo:language="zxx" fo:country="none" style:language-asian="zxx" style:country-asian="none" style:language-complex="zxx" style:country-complex="none" fo:hyphenate="false"/>
    </style:style>
    <style:style style:name="P18" style:family="paragraph">
      <loext:graphic-properties draw:fill="none"/>
      <style:paragraph-properties fo:margin-left="0cm" fo:margin-right="0cm" fo:margin-top="0.265cm" fo:margin-bottom="0cm" fo:line-height="0.564cm" fo:text-align="start" fo:text-indent="0cm" style:punctuation-wrap="hanging" style:writing-mode="lr-tb" style:font-independent-line-spacing="true"/>
      <style:text-properties fo:font-size="12pt" fo:language="zxx" fo:country="none" style:language-asian="zxx" style:country-asian="none" style:language-complex="zxx" style:country-complex="none" fo:hyphenate="false"/>
    </style:style>
    <style:style style:name="P19" style:family="paragraph">
      <loext:graphic-properties draw:fill="solid" draw:fill-color="#ffffff" draw:opacity="30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3.5pt" fo:letter-spacing="normal" fo:language="zxx" fo:country="none" fo:font-style="normal" style:text-underline-style="none" fo:font-weight="normal" fo:background-color="transparent" style:font-size-asian="13.5pt" style:language-asian="zxx" style:country-asian="none" style:font-style-asian="normal" style:font-weight-asian="normal" style:font-size-complex="13.5pt" style:language-complex="zxx" style:country-complex="none" style:font-style-complex="normal" style:font-weight-complex="normal"/>
    </style:style>
    <style:style style:name="P20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fo:language="zxx" fo:country="none" style:language-asian="zxx" style:country-asian="none" style:language-complex="zxx" style:country-complex="none" fo:hyphenate="false"/>
    </style:style>
    <style:style style:name="P21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0pt" fo:language="zxx" fo:country="none" style:language-asian="zxx" style:country-asian="none" style:language-complex="zxx" style:country-complex="none" fo:hyphenate="false"/>
    </style:style>
    <style:style style:name="P22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4" style:family="paragraph">
      <loext:graphic-properties draw:fill="solid" draw:fill-color="#121212" draw:opacity="10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3.5pt" fo:letter-spacing="normal" fo:language="zxx" fo:country="none" fo:font-style="normal" style:text-underline-style="none" fo:font-weight="normal" fo:background-color="transparent" style:font-size-asian="13.5pt" style:language-asian="zxx" style:country-asian="none" style:font-style-asian="normal" style:font-weight-asian="normal" style:font-size-complex="13.5pt" style:language-complex="zxx" style:country-complex="none" style:font-style-complex="normal" style:font-weight-complex="normal"/>
    </style:style>
    <style:style style:name="P25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26" style:family="paragraph">
      <style:paragraph-properties fo:margin-left="0cm" fo:margin-right="0cm" fo:margin-top="0.265cm" fo:margin-bottom="0cm" fo:line-height="0.776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language="zxx" fo:country="none" style:language-asian="zxx" style:country-asian="none" style:language-complex="zxx" style:country-complex="none" fo:hyphenate="false"/>
    </style:style>
    <style:style style:name="P27" style:family="paragraph">
      <loext:graphic-properties draw:fill="none"/>
      <style:paragraph-properties fo:margin-left="0cm" fo:margin-right="0cm" fo:margin-top="0.265cm" fo:margin-bottom="0cm" fo:line-height="0.776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fo:language="zxx" fo:country="none" style:language-asian="zxx" style:country-asian="none" style:language-complex="zxx" style:country-complex="none" fo:hyphenate="false"/>
    </style:style>
    <style:style style:name="P28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language="zxx" fo:country="none" style:language-asian="zxx" style:country-asian="none" style:language-complex="zxx" style:country-complex="none" fo:hyphenate="false"/>
    </style:style>
    <style:style style:name="P29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zxx" fo:country="none" style:language-asian="zxx" style:country-asian="none" style:language-complex="zxx" style:country-complex="none" fo:hyphenate="false"/>
    </style:style>
    <style:style style:name="P30" style:family="paragraph">
      <loext:graphic-properties draw:fill="solid" draw:fill-color="#003087" draw:opacity="20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3.5pt" fo:letter-spacing="normal" fo:language="zxx" fo:country="none" fo:font-style="normal" style:text-underline-style="none" fo:font-weight="normal" fo:background-color="transparent" style:font-size-asian="13.5pt" style:language-asian="zxx" style:country-asian="none" style:font-style-asian="normal" style:font-weight-asian="normal" style:font-size-complex="13.5pt" style:language-complex="zxx" style:country-complex="none" style:font-style-complex="normal" style:font-weight-complex="normal"/>
    </style:style>
    <style:style style:name="P31" style:family="paragraph">
      <style:text-properties fo:language="zxx" fo:country="none" style:language-asian="zxx" style:country-asian="none" style:language-complex="zxx" style:country-complex="none"/>
    </style:style>
    <style:style style:name="P32" style:family="paragraph">
      <loext:graphic-properties draw:fill="none"/>
      <style:paragraph-properties style:writing-mode="lr-tb"/>
      <style:text-properties fo:color="#003087" loext:opacity="100%" loext:color-lum-mod="100%" loext:color-lum-off="0%" style:font-name="Encode Sans2" fo:language="zxx" fo:country="none" style:language-asian="zxx" style:country-asian="none" style:language-complex="zxx" style:country-complex="none"/>
    </style:style>
    <style:style style:name="P33" style:family="paragraph">
      <style:paragraph-properties fo:margin-left="0cm" fo:margin-right="0cm" fo:margin-top="0.265cm" fo:margin-bottom="0cm" fo:line-height="0.776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language="zxx" fo:country="none" style:language-asian="zxx" style:country-asian="none" style:language-complex="zxx" style:country-complex="none" fo:hyphenate="false" loext:hyphenation-no-caps="false" loext:hyphenation-no-last-word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language="zxx" fo:country="none" fo:font-style="normal" fo:text-shadow="none" style:text-underline-style="none" fo:font-weight="bold" style:letter-kerning="true" style:font-name-asian="MS Gothic" style:font-size-asian="24pt" style:language-asian="zxx" style:country-asian="none" style:font-style-asian="normal" style:font-weight-asian="bold" style:font-name-complex="Tahoma" style:font-size-complex="24pt" style:language-complex="zxx" style:country-complex="none" style:font-style-complex="normal" style:font-weight-complex="bold" style:text-emphasize="none" style:text-scale="90%" style:font-relief="none" style:text-overline-style="none" style:text-overline-color="font-color"/>
    </style:style>
    <style:style style:name="P35" style:family="paragraph">
      <loext:graphic-properties draw:fill="solid" draw:fill-color="#1e88e5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erif" fo:font-size="24pt" fo:language="zxx" fo:country="none" fo:font-style="normal" fo:text-shadow="none" style:text-underline-style="none" fo:font-weight="bold" style:letter-kerning="true" style:font-name-asian="MS Gothic" style:font-size-asian="24pt" style:language-asian="zxx" style:country-asian="none" style:font-style-asian="normal" style:font-weight-asian="bold" style:font-name-complex="Tahoma" style:font-size-complex="24pt" style:language-complex="zxx" style:country-complex="none" style:font-style-complex="normal" style:font-weight-complex="bold" style:text-emphasize="none" style:text-scale="90%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Encode Sans2" fo:font-size="32pt" fo:language="zxx" fo:country="none" style:font-size-asian="32pt" style:language-asian="zxx" style:country-asian="none" style:font-size-complex="32pt" style:language-complex="zxx" style:country-complex="none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Encode Sans2" fo:font-size="32pt" fo:language="zxx" fo:country="none" style:font-size-asian="32pt" style:language-asian="zxx" style:country-asian="none" style:font-size-complex="32pt" style:language-complex="zxx" style:country-complex="none" fo:hyphenate="false"/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zxx" fo:country="none" fo:font-style="normal" style:text-underline-style="none" fo:font-weight="normal" fo:background-color="transparent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/>
    </style:style>
    <style:style style:name="P3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zxx" fo:country="none" fo:font-style="normal" style:text-underline-style="none" fo:font-weight="normal" fo:background-color="transparen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Encode Sans Expanded" fo:font-size="36pt" fo:letter-spacing="normal" fo:language="es" fo:country="AR" fo:font-style="normal" style:text-underline-style="none" fo:font-weight="bold" fo:background-color="transparent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Encode Sans Expanded" fo:font-size="36pt" fo:letter-spacing="normal" fo:language="en" fo:country="US" fo:font-style="normal" style:text-underline-style="none" fo:font-weight="bold" fo:background-color="transparent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Encode Sans Expanded" fo:font-size="13pt" fo:letter-spacing="normal" fo:language="es" fo:country="AR" fo:font-style="normal" style:text-underline-style="none" fo:font-weight="normal" fo:background-color="transparent" style:font-name-asian="Montserrat1" style:font-size-asian="13pt" style:font-style-asian="normal" style:font-weight-asian="normal" style:font-name-complex="Montserrat1" style:font-size-complex="13pt" style:font-style-complex="normal" style:font-weight-complex="normal"/>
    </style:style>
    <style:style style:name="T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Encode Sans Expanded" fo:font-size="13pt" fo:letter-spacing="normal" fo:language="en" fo:country="US" fo:font-style="normal" style:text-underline-style="none" fo:font-weight="normal" fo:background-color="transparent" style:font-name-asian="Montserrat1" style:font-size-asian="13pt" style:font-style-asian="normal" style:font-weight-asian="normal" style:font-name-complex="Montserrat1" style:font-size-complex="13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Encode Sans" fo:font-size="17pt" fo:letter-spacing="normal" fo:language="en" fo:country="US" fo:font-style="normal" style:text-underline-style="none" fo:font-weight="normal" fo:background-color="transparent" style:font-name-asian="Montserrat1" style:font-size-asian="17pt" style:font-style-asian="normal" style:font-weight-asian="normal" style:font-name-complex="Montserrat1" style:font-size-complex="17pt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Encode Sans" fo:font-size="17pt" fo:letter-spacing="normal" fo:language="es" fo:country="AR" fo:font-style="normal" style:text-underline-style="none" fo:font-weight="normal" fo:background-color="transparent" style:font-name-asian="Montserrat1" style:font-size-asian="17pt" style:font-style-asian="normal" style:font-weight-asian="normal" style:font-name-complex="Montserrat1" style:font-size-complex="17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Encode Sans Black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Encode San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Encode Sans" fo:font-size="16pt" fo:letter-spacing="normal" fo:language="es" fo:country="A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Encode Sans Medium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Encode Sans Medium" fo:font-size="10pt" fo:letter-spacing="normal" fo:language="es" fo:country="E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Encode Sans Black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Encode Sans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Encode Sans" fo:font-size="13pt" fo:letter-spacing="normal" fo:language="es" fo:country="E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font-variant="normal" fo:text-transform="none" fo:color="#00b5e2" loext:opacity="100%" style:text-outline="false" style:text-line-through-style="none" style:text-line-through-type="none" style:text-position="0% 100%" style:font-name="Encode Sans Medium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variant="normal" fo:text-transform="none" fo:color="#00b5e2" loext:opacity="100%" style:text-outline="false" style:text-line-through-style="none" style:text-line-through-type="none" style:text-position="0% 100%" style:font-name="Encode Sans Medium" fo:font-size="22pt" fo:letter-spacing="normal" fo:language="es" fo:country="E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Encode Sans Black" fo:font-size="22pt" fo:letter-spacing="normal" fo:language="es" fo:country="E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Encode Sans Black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Encode Sans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3087" loext:opacity="100%" style:text-outline="false" style:text-line-through-style="none" style:text-line-through-type="none" style:text-position="0% 100%" style:font-name="Encode Sans" fo:font-size="14pt" fo:letter-spacing="normal" fo:language="es" fo:country="E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Encode Sans" fo:font-size="16pt" fo:letter-spacing="normal" fo:language="en" fo:country="US" fo:font-style="italic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color="#003087" loext:opacity="100%" style:font-name="Encode Sans2" fo:font-size="16pt" style:font-size-asian="16pt" style:font-size-complex="16pt"/>
    </style:style>
    <style:style style:name="T23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Liberation Mono2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Encode Sans Black2" fo:font-size="16pt" fo:letter-spacing="normal" fo:language="en" fo:country="US" fo:font-style="normal" style:text-underline-style="none" fo:font-weight="900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Encode Sans Black" fo:font-size="22pt" fo:letter-spacing="normal" fo:language="ia" fo:country="none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Encode Sans2" fo:font-size="32pt" fo:letter-spacing="normal" fo:language="en" fo:country="US" fo:font-style="normal" style:text-underline-style="none" fo:font-weight="normal" fo:background-color="transparent" style:font-name-asian="Open Sans SemiBold1" style:font-size-asian="32pt" style:font-style-asian="normal" style:font-weight-asian="normal" style:font-name-complex="Open Sans SemiBold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38cm" text:min-label-width="0.89cm"/>
        <style:text-properties fo:font-family="Wingdings" style:font-pitch="variable" style:font-charset="x-symbol" fo:color="#002060" fo:font-size="104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333f4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b5e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333f4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333f4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 presentation:presentation-page-layout-name="AL1T0">
        <office:forms form:automatic-focus="false" form:apply-design-mode="false"/>
        <draw:custom-shape draw:name="Título 1" draw:style-name="gr1" draw:text-style-name="P2" draw:layer="layout" svg:width="15.344cm" svg:height="4.684cm" svg:x="1.598cm" svg:y="2.001cm">
          <text:p text:style-name="P1"><text:span text:style-name="T1">KiBot: </text:span><text:span text:style-name="T2">Automatic</text:span><text:span text:style-name="T1"> </text:span><text:span text:style-name="T2">generation</text:span><text:span text:style-name="T1"> </text:span><text:span text:style-name="T2">of</text:span><text:span text:style-name="T1"> </text:span><text:span text:style-name="T2">manufacturing</text:span><text:span text:style-name="T1"> files </text:span><text:span text:style-name="T2">in</text:span><text:span text:style-name="T1">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2" draw:text-style-name="P4" draw:layer="layout" svg:width="12.833cm" svg:height="0.551cm" svg:x="1.658cm" svg:y="8.496cm">
          <text:p text:style-name="P3"><text:span text:style-name="T3">San Martín | </text:span><text:span text:style-name="T4">September</text:span><text:span text:style-name="T3"> |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2 Grupo">
          <draw:custom-shape draw:name="54 Elipse" draw:style-name="gr3" draw:text-style-name="P5" draw:layer="layout" svg:width="0.304cm" svg:height="0.304cm" svg:x="2.295cm" svg:y="9.388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55 Elipse" draw:style-name="gr3" draw:text-style-name="P5" draw:layer="layout" svg:width="0.304cm" svg:height="0.304cm" svg:x="1.674cm" svg:y="9.388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CuadroTexto 13" draw:style-name="gr4" draw:text-style-name="P7" draw:layer="layout" svg:width="12.738cm" svg:height="0.721cm" svg:x="1.607cm" svg:y="1.133cm">
          <text:p text:style-name="P6"><text:span text:style-name="T5">Automating</text:span><text:span text:style-name="T6">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En_20_blanco">
        <office:forms form:automatic-focus="false" form:apply-design-mode="false"/>
        <draw:custom-shape draw:name="Google Shape;2511;p118" draw:style-name="gr6" draw:text-style-name="P9" draw:layer="layout" svg:width="12.352cm" svg:height="14.76cm" svg:x="0cm" svg:y="-0.1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7" draw:text-style-name="P10" draw:layer="layout" svg:width="0.001cm" svg:height="0.001cm" svg:x="-0.925cm" svg:y="6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;p9" draw:style-name="gr8" draw:text-style-name="P12" draw:layer="layout" svg:width="7.257cm" svg:height="4.482cm" svg:x="1.394cm" svg:y="2.772cm">
          <text:p text:style-name="P11"><text:span text:style-name="T7">KiBot obje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7" draw:text-style-name="P10" draw:layer="layout" svg:width="0.001cm" svg:height="0.001cm" svg:x="-0.762cm" svg:y="5.3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7" draw:text-style-name="P10" draw:layer="layout" svg:width="0.001cm" svg:height="0.001cm" svg:x="-0.55cm" svg:y="5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29" draw:style-name="gr9" draw:text-style-name="P5" draw:layer="layout" svg:width="24.263cm" svg:height="24.263cm" svg:x="7.754cm" svg:y="-3.29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o 44">
          <draw:custom-shape draw:name="Arco 45" draw:style-name="gr10" draw:text-style-name="P13" draw:layer="layout" svg:width="0.951cm" svg:height="0.951cm" draw:transform="rotate (-1.5707963267949) translate (24.101cm 0.663cm)">
            <text:p/>
  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Arco de bloque 46" draw:style-name="gr11" draw:text-style-name="P14" draw:layer="layout" svg:width="1.184cm" svg:height="1.146cm" draw:transform="rotate (-1.5707963267949) translate (25.629cm 1.272cm)">
            <text:p/>
  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name="Arco de bloque 47" draw:style-name="gr12" draw:text-style-name="P15" draw:layer="layout" svg:width="1.184cm" svg:height="1.146cm" svg:x="23.033cm" svg:y="1.993cm">
            <text:p/>
  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name="Rectángulo 48" draw:style-name="gr13" draw:text-style-name="P16" draw:layer="layout" svg:width="0.27cm" svg:height="0.27cm" svg:x="23.959cm" svg:y="0.66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Marcador de contenido 5" draw:style-name="gr14" draw:text-style-name="P18" draw:layer="layout" svg:width="12.145cm" svg:height="8.408cm" svg:x="8.992cm" svg:y="3.879cm">
          <text:list text:style-name="L5">
            <text:list-item>
              <text:p text:style-name="P17"><text:span text:style-name="T8">Automatic generation. For example: with each commit in a repository. To save time..</text:span></text:p>
            </text:list-item>
            <text:list-item>
              <text:p text:style-name="P17"><text:span text:style-name="T8">Repeatable, to avoid errors.</text:span></text:p>
            </text:list-item>
            <text:list-item>
              <text:p text:style-name="P17"><text:span text:style-name="T8">Centralized configuration. All options in the same file.</text:span></text:p>
            </text:list-item>
            <text:list-item>
              <text:p text:style-name="P17"><text:span text:style-name="T9">Advanced </text:span><text:span text:style-name="T8">tools</text:span><text:span text:style-name="T9"> </text:span><text:span text:style-name="T8">available</text:span><text:span text:style-name="T9"> </text:span><text:span text:style-name="T8">in</text:span><text:span text:style-name="T9"> </text:span><text:span text:style-name="T8">one</text:span><text:span text:style-name="T9"> </text:span><text:span text:style-name="T8">packag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56" draw:style-name="gr15" draw:text-style-name="P13" draw:layer="layout" svg:width="2.766cm" svg:height="2.766cm" draw:transform="rotate (-3.14159265358979) translate (4.696cm 12.423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 59" draw:style-name="gr16" draw:text-style-name="P5" draw:layer="layout" svg:width="0.688cm" svg:height="0.688cm" svg:x="1.63cm" svg:y="8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60" draw:style-name="gr17" draw:text-style-name="P19" draw:layer="layout" svg:width="2.717cm" svg:height="2.717cm" svg:x="4.045cm" svg:y="10.0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29" draw:style-name="gr18" draw:text-style-name="P21" draw:layer="layout" svg:width="6.28cm" svg:height="1.04cm" svg:x="1.473cm" svg:y="0.896cm">
          <text:p text:style-name="P20"><text:span text:style-name="T10">AUTOMATING</text:span><text:span text:style-name="T11">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62" draw:style-name="gr19" draw:text-style-name="P22" draw:layer="layout" svg:width="0.556cm" svg:height="0.556cm" svg:x="1.073cm" svg:y="0.984cm">
          <draw:image xlink:href="../../INTI/curves_2.png" xlink:type="simple" xlink:show="embed" xlink:actuate="onLoad" draw:mime-type="image/png">
            <text:p/>
          </draw:image>
        </draw:frame>
        <draw:frame draw:style-name="gr20" draw:text-style-name="P23" draw:layer="layout" svg:width="3.302cm" svg:height="1.784cm" svg:x="3.35cm" svg:y="7.74cm">
          <draw:image xlink:href="../../logos/cute_robot/Second/kibot_370x200b.png" xlink:type="simple" xlink:show="embed" xlink:actuate="onLoad" draw:mime-type="image/png">
            <text:p/>
          </draw:image>
        </draw:frame>
        <draw:custom-shape draw:name="Rectángulo 63" draw:style-name="gr21" draw:text-style-name="P24" draw:layer="layout" svg:width="0.519cm" svg:height="3.015cm" svg:x="24.483cm" svg:y="12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3" draw:layer="layout" svg:width="5.133cm" svg:height="5.133cm" svg:x="20.357cm" svg:y="9.227cm">
          <draw:image xlink:href="../../images/robot_doing/01-target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En_20_blanco">
        <office:forms form:automatic-focus="false" form:apply-design-mode="false"/>
        <draw:custom-shape draw:name="Google Shape;2511;p 1" draw:style-name="gr6" draw:text-style-name="P9" draw:layer="layout" svg:width="12.352cm" svg:height="14.76cm" svg:x="0cm" svg:y="-0.1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" draw:style-name="gr7" draw:text-style-name="P10" draw:layer="layout" svg:width="0.001cm" svg:height="0.001cm" svg:x="-0.925cm" svg:y="6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;p 1" draw:style-name="gr22" draw:text-style-name="P12" draw:layer="layout" svg:width="7.257cm" svg:height="4.482cm" svg:x="1.394cm" svg:y="2.772cm">
          <text:p text:style-name="P11"><text:span text:style-name="T12">What can you do with KiBo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" draw:style-name="gr7" draw:text-style-name="P10" draw:layer="layout" svg:width="0.001cm" svg:height="0.001cm" svg:x="-0.762cm" svg:y="5.3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7" draw:text-style-name="P10" draw:layer="layout" svg:width="0.001cm" svg:height="0.001cm" svg:x="-0.55cm" svg:y="5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" draw:style-name="gr9" draw:text-style-name="P5" draw:layer="layout" svg:width="24.263cm" svg:height="24.263cm" svg:x="7.754cm" svg:y="-3.29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o 1">
          <draw:custom-shape draw:name="Arco 1" draw:style-name="gr10" draw:text-style-name="P13" draw:layer="layout" svg:width="0.951cm" svg:height="0.951cm" draw:transform="rotate (-1.5707963267949) translate (24.101cm 0.663cm)">
            <text:p/>
  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Arco de bloque 1" draw:style-name="gr11" draw:text-style-name="P14" draw:layer="layout" svg:width="1.184cm" svg:height="1.146cm" draw:transform="rotate (-1.5707963267949) translate (25.629cm 1.272cm)">
            <text:p/>
  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name="Arco de bloque 2" draw:style-name="gr12" draw:text-style-name="P15" draw:layer="layout" svg:width="1.184cm" svg:height="1.146cm" svg:x="23.033cm" svg:y="1.993cm">
            <text:p/>
  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name="Rectángulo 10" draw:style-name="gr13" draw:text-style-name="P16" draw:layer="layout" svg:width="0.27cm" svg:height="0.27cm" svg:x="23.959cm" svg:y="0.66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Marcador de contenido 1" draw:style-name="gr23" draw:text-style-name="P18" draw:layer="layout" svg:width="12.145cm" svg:height="8.408cm" svg:x="8.992cm" svg:y="2.379cm">
          <text:list text:style-name="L5">
            <text:list-item>
              <text:p text:style-name="P17"><text:span text:style-name="T13">Check</text:span><text:span text:style-name="T14"> </text:span><text:span text:style-name="T13">design</text:span><text:span text:style-name="T14"> rules (ERC/DRC)</text:span></text:p>
            </text:list-item>
            <text:list-item>
              <text:p text:style-name="P17"><text:span text:style-name="T13">Update</text:span><text:span text:style-name="T14"> QR </text:span><text:span text:style-name="T13">codes</text:span><text:span text:style-name="T14">, </text:span><text:span text:style-name="T13">stack-up</text:span><text:span text:style-name="T14"> </text:span><text:span text:style-name="T13">drawing</text:span><text:span text:style-name="T14">, etc.</text:span></text:p>
            </text:list-item>
            <text:list-item>
              <text:p text:style-name="P17"><text:span text:style-name="T13">Generate manufacturing files in the preferred format: gerbers, drills and drill maps</text:span></text:p>
            </text:list-item>
            <text:list-item>
              <text:p text:style-name="P17"><text:span text:style-name="T13">Assembly documentation, including BoM (Bill of Materials), cost sheet, pick and place files, and repair documentation</text:span></text:p>
            </text:list-item>
            <text:list-item>
              <text:p text:style-name="P17"><text:span text:style-name="T14">3D PCB </text:span><text:span text:style-name="T13">model</text:span><text:span text:style-name="T14"> (STEP, VRML, PCB3D, etc.) </text:span></text:p>
            </text:list-item>
            <text:list-item>
              <text:p text:style-name="P17"><text:span text:style-name="T13">3D rendering of the PCB with high quality</text:span></text:p>
            </text:list-item>
            <text:list-item>
              <text:p text:style-name="P17"><text:span text:style-name="T14">Compare PCB/SCHs</text:span></text:p>
            </text:list-item>
            <text:list-item>
              <text:p text:style-name="P17"><text:span text:style-name="T14">Panelization</text:span></text:p>
            </text:list-item>
            <text:list-item>
              <text:p text:style-name="P17"><text:span text:style-name="T13">Creating</text:span><text:span text:style-name="T14"> </text:span><text:span text:style-name="T13">stencils</text:span></text:p>
            </text:list-item>
            <text:list-item>
              <text:p text:style-name="P17"><text:span text:style-name="T13">Assembly</text:span><text:span text:style-name="T14"> </text:span><text:span text:style-name="T13">varia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2" draw:style-name="gr15" draw:text-style-name="P13" draw:layer="layout" svg:width="2.766cm" svg:height="2.766cm" draw:transform="rotate (-3.14159265358979) translate (4.696cm 12.423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 18" draw:style-name="gr16" draw:text-style-name="P5" draw:layer="layout" svg:width="0.688cm" svg:height="0.688cm" svg:x="1.63cm" svg:y="8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1" draw:style-name="gr17" draw:text-style-name="P19" draw:layer="layout" svg:width="2.717cm" svg:height="2.717cm" svg:x="4.045cm" svg:y="10.0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3" draw:style-name="gr24" draw:text-style-name="P21" draw:layer="layout" svg:width="6.28cm" svg:height="1.04cm" svg:x="1.473cm" svg:y="0.896cm">
          <text:p text:style-name="P20"><text:span text:style-name="T10">AUTOMATING</text:span><text:span text:style-name="T11">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" draw:style-name="gr19" draw:text-style-name="P22" draw:layer="layout" svg:width="0.556cm" svg:height="0.556cm" svg:x="1.073cm" svg:y="0.984cm">
          <draw:image xlink:href="../../INTI/curves_2.png" xlink:type="simple" xlink:show="embed" xlink:actuate="onLoad" draw:mime-type="image/png">
            <text:p/>
          </draw:image>
        </draw:frame>
        <draw:frame draw:style-name="gr20" draw:text-style-name="P23" draw:layer="layout" svg:width="3.302cm" svg:height="1.784cm" svg:x="3.551cm" svg:y="7.718cm">
          <draw:image xlink:href="../../logos/cute_robot/Second/kibot_370x200b.png" xlink:type="simple" xlink:show="embed" xlink:actuate="onLoad" draw:mime-type="image/png">
            <text:p/>
          </draw:image>
        </draw:frame>
        <draw:custom-shape draw:name="Rectángulo 22" draw:style-name="gr21" draw:text-style-name="P24" draw:layer="layout" svg:width="0.519cm" svg:height="3.015cm" svg:x="24.483cm" svg:y="12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3" draw:layer="layout" svg:width="5.031cm" svg:height="5.031cm" svg:x="20.537cm" svg:y="9.327cm">
          <draw:image xlink:href="../../images/robot_doing/09-swiss-knife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En_20_blanco">
        <office:forms form:automatic-focus="false" form:apply-design-mode="false"/>
        <draw:custom-shape draw:name="Marcador de texto 2" draw:style-name="gr25" draw:text-style-name="P27" draw:layer="layout" svg:width="9.362cm" svg:height="7.205cm" svg:x="1.58cm" svg:y="3.917cm">
          <text:p text:style-name="P26"><text:span text:style-name="T8">Configured using a text file in YAML format.</text:span></text:p>
          <text:p text:style-name="P26"><text:span text:style-name="T8">We then specify the PCB and schematic to use, which can be automatically detected.</text:span></text:p>
          <text:p text:style-name="P26"><text:span text:style-name="T8">KiBot performs the necessary adaptation operations and desired verifications.</text:span></text:p>
          <text:p text:style-name="P26"><text:span text:style-name="T8">The desired files are genera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2" draw:style-name="gr26" draw:text-style-name="P29" draw:layer="layout" svg:width="13.268cm" svg:height="1.289cm" svg:x="1.58cm" svg:y="1.019cm">
          <text:p text:style-name="P28"><text:span text:style-name="T15">Automating</text:span><text:span text:style-name="T16">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2" draw:style-name="gr27" draw:text-style-name="P29" draw:layer="layout" svg:width="13.268cm" svg:height="1.289cm" svg:x="1.58cm" svg:y="1.988cm">
          <text:p text:style-name="P28"><text:span text:style-name="T17">KiBot </text:span><text:span text:style-name="T18">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6" draw:style-name="gr28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7" draw:style-name="gr29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rco de bloque 8" draw:style-name="gr30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Rectángulo 11" draw:style-name="gr29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3" draw:layer="layout" svg:width="11.581cm" svg:height="12.928cm" svg:x="11.023cm" svg:y="1.019cm">
          <draw:image xlink:href="../../diagrams/workflow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En_20_blanco">
        <office:forms form:automatic-focus="false" form:apply-design-mode="false"/>
        <draw:custom-shape draw:name="Marcador de texto 4" draw:style-name="gr31" draw:text-style-name="P27" draw:layer="layout" svg:width="13.216cm" svg:height="7.205cm" svg:x="0.404cm" svg:y="3.917cm">
          <text:p text:style-name="P26"><text:span text:style-name="T8">We</text:span><text:span text:style-name="T19"> </text:span><text:span text:style-name="T8">take</text:span><text:span text:style-name="T19"> as </text:span><text:span text:style-name="T8">an</text:span><text:span text:style-name="T19"> </text:span><text:span text:style-name="T8">example</text:span><text:span text:style-name="T19"> a </text:span><text:span text:style-name="T8">demonstrative</text:span><text:span text:style-name="T19"> </text:span><text:span text:style-name="T8">design</text:span><text:span text:style-name="T19"> </text:span><text:span text:style-name="T8">available</text:span><text:span text:style-name="T19"> </text:span><text:span text:style-name="T8">at</text:span><text:span text:style-name="T19">:</text:span></text:p>
          <text:p text:style-name="P26"><text:span text:style-name="T20">https://github.com/INTI-CMNB/kibot_variants_ardupr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5" draw:style-name="gr32" draw:text-style-name="P29" draw:layer="layout" svg:width="13.268cm" svg:height="1.289cm" svg:x="1.58cm" svg:y="1.019cm">
          <text:p text:style-name="P28"><text:span text:style-name="T15">Automating</text:span><text:span text:style-name="T16">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6" draw:style-name="gr33" draw:text-style-name="P29" draw:layer="layout" svg:width="13.268cm" svg:height="1.289cm" svg:x="1.58cm" svg:y="1.988cm">
          <text:p text:style-name="P28"><text:span text:style-name="T18">Demonstrative</text:span><text:span text:style-name="T17"> </text:span><text:span text:style-name="T18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3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3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rco de bloque 3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Rectángulo 23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3" draw:layer="layout" svg:width="12.809cm" svg:height="3.209cm" svg:x="0.669cm" svg:y="7.991cm">
          <draw:image xlink:href="../../screen/arduprog_clone_1.png" xlink:type="simple" xlink:show="embed" xlink:actuate="onLoad" draw:mime-type="image/png">
            <text:p/>
          </draw:image>
        </draw:frame>
        <draw:frame draw:style-name="gr20" draw:text-style-name="P23" draw:layer="layout" svg:width="3.302cm" svg:height="1.784cm" svg:x="8.578cm" svg:y="12.238cm">
          <draw:image xlink:href="../../logos/cute_robot/Second/kibot_370x200b.png" xlink:type="simple" xlink:show="embed" xlink:actuate="onLoad" draw:mime-type="image/png">
            <text:p/>
          </draw:image>
        </draw:frame>
        <draw:frame draw:style-name="gr20" draw:text-style-name="P23" draw:layer="layout" svg:width="9.382cm" svg:height="6.637cm" svg:x="13.62cm" svg:y="7.32cm">
          <draw:image xlink:href="../../kibot_generated/arduprog/PCB/t1-assembly_page_01.png" xlink:type="simple" xlink:show="embed" xlink:actuate="onLoad" draw:mime-type="image/png">
            <text:p/>
          </draw:image>
          <svg:title>SVG Image created as t1-F_Cu.svg date 2024/09/24 10:22:52 </svg:title>
          <svg:desc>Image generated by PCBNEW </svg:desc>
        </draw:frame>
        <draw:frame draw:style-name="gr20" draw:text-style-name="P23" draw:layer="layout" svg:width="9.301cm" svg:height="6.58cm" svg:x="13.641cm" svg:y="0.655cm">
          <draw:image xlink:href="../../kibot_generated/arduprog/SCH/t1-schematic.png" xlink:type="simple" xlink:show="embed" xlink:actuate="onLoad" draw:mime-type="image/png">
            <text:p/>
          </draw:image>
          <svg:title>SVG Image created as t1.svg date 2024/09/24 10:24:45 </svg:title>
          <svg:desc>Image generated by Eeschema-SVG </svg:desc>
        </draw:frame>
        <presentation:notes draw:style-name="dp2">
          <draw:page-thumbnail draw:style-name="gr5" draw:layer="layout" svg:width="19.797cm" svg:height="11.136cm" svg:x="0.601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En_20_blanco">
        <office:forms form:automatic-focus="false" form:apply-design-mode="false"/>
        <draw:frame draw:style-name="gr20" draw:text-style-name="P23" draw:layer="layout" svg:width="5.874cm" svg:height="5.874cm" svg:x="19.594cm" svg:y="-0.027cm">
          <draw:image xlink:href="../../images/engineer_and_kibot/01_coffee_best.jpg" xlink:type="simple" xlink:show="embed" xlink:actuate="onLoad" draw:mime-type="image/jpeg">
            <text:p/>
          </draw:image>
        </draw:frame>
        <draw:frame draw:style-name="gr20" draw:text-style-name="P23" draw:layer="layout" svg:width="20.149cm" svg:height="9.354cm" svg:x="0.893cm" svg:y="4.768cm">
          <draw:image xlink:href="../../screen/arduprog_quick-start_run.png" xlink:type="simple" xlink:show="embed" xlink:actuate="onLoad" draw:mime-type="image/png">
            <text:p/>
          </draw:image>
        </draw:frame>
        <draw:custom-shape draw:name="Marcador de texto 1" draw:style-name="gr38" draw:text-style-name="P27" draw:layer="layout" svg:width="17.914cm" svg:height="7.205cm" svg:x="1.578cm" svg:y="2.917cm">
          <text:p text:style-name="P26"><text:span text:style-name="T8">The simplest way to get started is to ask KiBot to generate what it can from our projec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7" draw:style-name="gr39" draw:text-style-name="P29" draw:layer="layout" svg:width="13.268cm" svg:height="1.289cm" svg:x="1.58cm" svg:y="1.019cm">
          <text:p text:style-name="P28"><text:span text:style-name="T15">Automating</text:span><text:span text:style-name="T16">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8" draw:style-name="gr40" draw:text-style-name="P29" draw:layer="layout" svg:width="13.268cm" svg:height="1.289cm" svg:x="1.58cm" svg:y="1.988cm">
          <text:p text:style-name="P28"><text:span text:style-name="T18">Quick 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4" draw:style-name="gr34" draw:text-style-name="P13" draw:layer="layout" svg:width="5.559cm" svg:height="5.559cm" svg:x="18.966cm" svg:y="9.288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 1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4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3.302cm" svg:height="1.784cm" svg:x="21.873cm" svg:y="12.017cm">
          <draw:image xlink:href="../../logos/cute_robot/Second/kibot_370x200b.png" xlink:type="simple" xlink:show="embed" xlink:actuate="onLoad" draw:mime-type="image/png">
            <text:p/>
          </draw:image>
        </draw:frame>
        <draw:custom-shape draw:name="Elipse 2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En_20_blanco">
        <office:forms form:automatic-focus="false" form:apply-design-mode="false"/>
        <draw:custom-shape draw:name="Marcador de texto 9" draw:style-name="gr41" draw:text-style-name="P27" draw:layer="layout" svg:width="7.827cm" svg:height="7.205cm" svg:x="0.794cm" svg:y="3.49cm">
          <text:p text:style-name="P26"><text:span text:style-name="T19">A </text:span><text:span text:style-name="T8">few</text:span><text:span text:style-name="T19"> minutes later…</text:span></text:p>
          <text:p text:style-name="P26"><text:span text:style-name="T8">We can find the result in </text:span><text:span text:style-name="T21">Generated</text:span><text:span text:style-name="T8"> and KiBot opens a browser with a page to browse the generated files:</text:span></text:p>
          <text:p text:style-name="P2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10" draw:style-name="gr42" draw:text-style-name="P29" draw:layer="layout" svg:width="13.268cm" svg:height="1.289cm" svg:x="1.58cm" svg:y="1.019cm">
          <text:p text:style-name="P28"><text:span text:style-name="T15">Automating</text:span><text:span text:style-name="T16">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11" draw:style-name="gr43" draw:text-style-name="P29" draw:layer="layout" svg:width="13.268cm" svg:height="1.289cm" svg:x="1.58cm" svg:y="1.988cm">
          <text:p text:style-name="P28"><text:span text:style-name="T18">Quick 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5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4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2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5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13.05cm" svg:height="8.246cm" svg:x="8.621cm" svg:y="4.564cm">
          <draw:image xlink:href="../../screen/arduprog_navigate_1.png" xlink:type="simple" xlink:show="embed" xlink:actuate="onLoad" draw:mime-type="image/png">
            <text:p/>
          </draw:image>
        </draw:frame>
        <draw:frame draw:style-name="gr44" draw:text-style-name="P32" draw:layer="layout" svg:width="22.833cm" svg:height="0.963cm" svg:x="1.152cm" svg:y="12.968cm">
          <draw:text-box>
            <text:p text:style-name="P31"><text:span text:style-name="T22">https://inti-cmnb.github.io/kibot_variants_arduprog_site/Browse/t1-navigate.html</text:span></text:p>
          </draw:text-box>
        </draw:frame>
        <draw:frame draw:style-name="gr20" draw:text-style-name="P23" draw:layer="layout" svg:width="4.313cm" svg:height="4.313cm" svg:x="21.16cm" svg:y="-0.053cm">
          <draw:image xlink:href="../../images/robot_doing/05-web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En_20_blanco">
        <office:forms form:automatic-focus="false" form:apply-design-mode="false"/>
        <draw:custom-shape draw:name="Marcador de texto 16" draw:style-name="gr45" draw:text-style-name="P29" draw:layer="layout" svg:width="13.268cm" svg:height="1.289cm" svg:x="1.58cm" svg:y="1.019cm">
          <text:p text:style-name="P28"><text:span text:style-name="T15">Automating</text:span><text:span text:style-name="T16">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17" draw:style-name="gr46" draw:text-style-name="P29" draw:layer="layout" svg:width="13.268cm" svg:height="1.289cm" svg:x="1.58cm" svg:y="1.988cm">
          <text:p text:style-name="P28"><text:span text:style-name="T18">Quick 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8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6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4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7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5.402cm" svg:height="3.06cm" svg:x="4.895cm" svg:y="9.335cm">
          <draw:image xlink:href="../../kibot_generated/arduprog/PCB/green_top.png" xlink:type="simple" xlink:show="embed" xlink:actuate="onLoad" draw:mime-type="image/png">
            <text:p/>
          </draw:image>
        </draw:frame>
        <draw:frame draw:style-name="gr20" draw:text-style-name="P23" draw:layer="layout" svg:width="5.379cm" svg:height="3.047cm" svg:x="5.799cm" svg:y="10.032cm">
          <draw:image xlink:href="../../kibot_generated/arduprog/PCB/blue_top.png" xlink:type="simple" xlink:show="embed" xlink:actuate="onLoad" draw:mime-type="image/png">
            <text:p/>
          </draw:image>
        </draw:frame>
        <draw:frame draw:style-name="gr20" draw:text-style-name="P23" draw:layer="layout" svg:width="5.402cm" svg:height="3.06cm" svg:x="6.857cm" svg:y="10.813cm">
          <draw:image xlink:href="../../kibot_generated/arduprog/PCB/red_top.png" xlink:type="simple" xlink:show="embed" xlink:actuate="onLoad" draw:mime-type="image/png">
            <text:p/>
          </draw:image>
        </draw:frame>
        <draw:frame draw:style-name="gr20" draw:text-style-name="P23" draw:layer="layout" svg:width="7.369cm" svg:height="4.21cm" svg:x="16.1cm" svg:y="9.747cm">
          <draw:image xlink:href="../../logos/cute_robot/AI_depth_to_image/06_realistic.jpg" xlink:type="simple" xlink:show="embed" xlink:actuate="onLoad" draw:mime-type="image/jpeg">
            <text:p/>
          </draw:image>
        </draw:frame>
        <draw:frame draw:style-name="gr20" draw:text-style-name="P23" draw:layer="layout" svg:width="5.58cm" svg:height="3.139cm" svg:x="11.818cm" svg:y="2.461cm">
          <draw:image xlink:href="../../kibot_generated/arduprog/Blender/t1-3D_blender_top.png" xlink:type="simple" xlink:show="embed" xlink:actuate="onLoad" draw:mime-type="image/png">
            <text:p/>
          </draw:image>
        </draw:frame>
        <draw:frame draw:style-name="gr20" draw:text-style-name="P23" draw:layer="layout" svg:width="5.584cm" svg:height="3.139cm" svg:x="11.834cm" svg:y="5.676cm">
          <draw:image xlink:href="../../kibot_generated/arduprog/Blender/t1-3D_blender_bottom.png" xlink:type="simple" xlink:show="embed" xlink:actuate="onLoad" draw:mime-type="image/png">
            <text:p/>
          </draw:image>
        </draw:frame>
        <draw:frame draw:style-name="gr20" draw:text-style-name="P23" draw:layer="layout" svg:width="8.305cm" svg:height="4.672cm" svg:x="1.632cm" svg:y="3.596cm">
          <draw:image xlink:href="../../kibot_generated/arduprog/Blender/t1-3D_blender_30deg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En_20_blanco">
        <office:forms form:automatic-focus="false" form:apply-design-mode="false"/>
        <draw:custom-shape draw:name="Marcador de texto 12" draw:style-name="gr47" draw:text-style-name="P27" draw:layer="layout" svg:width="22.092cm" svg:height="7.205cm" svg:x="1.037cm" svg:y="3.49cm">
          <text:p text:style-name="P26"><text:span text:style-name="T8">The generated configuration can be found in:</text:span></text:p>
          <text:p text:style-name="P26"><text:span text:style-name="T23">kibot_generated.kibot.yaml</text:span></text:p>
          <text:p text:style-name="P26"><text:span text:style-name="T8">Current KiBot (1.7.1) supports 48 outputs, 21 preflights, 11 filter types and 3 variant types.</text:span></text:p>
          <text:p text:style-name="P26"><text:span text:style-name="T8">Documentation</text:span><text:span text:style-name="T19">: </text:span><text:span text:style-name="T23"><text:a xlink:href="https://kibot.readthedocs.io/" xlink:type="simple">https://kibot.readthedocs.io/</text:a></text:span></text:p>
          <text:p text:style-name="P26"><text:span text:style-name="T19"/></text:p>
          <text:p text:style-name="P2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13" draw:style-name="gr48" draw:text-style-name="P29" draw:layer="layout" svg:width="13.268cm" svg:height="1.289cm" svg:x="1.58cm" svg:y="1.019cm">
          <text:p text:style-name="P28"><text:span text:style-name="T15">Automating</text:span><text:span text:style-name="T16">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14" draw:style-name="gr49" draw:text-style-name="P29" draw:layer="layout" svg:width="13.268cm" svg:height="1.289cm" svg:x="1.58cm" svg:y="1.988cm">
          <text:p text:style-name="P28"><text:span text:style-name="T18">Generated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7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5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6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5.45cm" svg:height="5.45cm" svg:x="19.993cm" svg:y="8.91cm">
          <draw:image xlink:href="../../images/robot_doing/04-reading.jpg" xlink:type="simple" xlink:show="embed" xlink:actuate="onLoad" draw:mime-type="image/jpeg">
            <text:p/>
          </draw:image>
        </draw:frame>
        <draw:frame draw:style-name="gr20" draw:text-style-name="P23" draw:layer="layout" svg:width="9.237cm" svg:height="5.378cm" svg:x="9.834cm" svg:y="8.91cm">
          <draw:image xlink:href="../../logos/web_services/Read_the_docs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En_20_blanco">
        <office:forms form:automatic-focus="false" form:apply-design-mode="false"/>
        <draw:custom-shape draw:name="Marcador de texto 21" draw:style-name="gr50" draw:text-style-name="P29" draw:layer="layout" svg:width="13.268cm" svg:height="1.289cm" svg:x="1.58cm" svg:y="1.019cm">
          <text:p text:style-name="P28"><text:span text:style-name="T15">Automating</text:span><text:span text:style-name="T16">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22" draw:style-name="gr51" draw:text-style-name="P29" draw:layer="layout" svg:width="13.268cm" svg:height="1.289cm" svg:x="1.58cm" svg:y="1.988cm">
          <text:p text:style-name="P28"><text:span text:style-name="T18">Supported plat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10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Marcador de texto 20" draw:style-name="gr52" draw:text-style-name="P27" draw:layer="layout" svg:width="22.092cm" svg:height="9.254cm" svg:x="1.037cm" svg:y="3.49cm">
          <text:p text:style-name="P26"><text:span text:style-name="T19">KiBot </text:span><text:span text:style-name="T8">works</text:span><text:span text:style-name="T19"> </text:span><text:span text:style-name="T8">on</text:span><text:span text:style-name="T19"> Linux natively</text:span></text:p>
          <text:list text:style-name="L8">
            <text:list-item>
              <text:p text:style-name="P33"><text:span text:style-name="T8">Very convenient support for Debian and derivatives (e.g. Ubuntu)</text:span></text:p>
            </text:list-item>
            <text:list-item>
              <text:p text:style-name="P33"><text:span text:style-name="T8">Available in Arch Linux repositories</text:span></text:p>
            </text:list-item>
            <text:list-item>
              <text:p text:style-name="P33"><text:span text:style-name="T8">Using</text:span><text:span text:style-name="T19"> docker </text:span><text:span text:style-name="T8">images</text:span><text:span text:style-name="T19"> </text:span></text:p>
            </text:list-item>
          </text:list>
          <text:list text:style-name="L9">
            <text:list-item>
              <text:p text:style-name="P33"><text:span text:style-name="T8">On</text:span><text:span text:style-name="T19"> Windows:</text:span></text:p>
            </text:list-item>
          </text:list>
          <text:list text:style-name="L8">
            <text:list-item>
              <text:p text:style-name="P33"><text:span text:style-name="T8">Using WSL2</text:span></text:p>
            </text:list-item>
            <text:list-item>
              <text:p text:style-name="P33"><text:span text:style-name="T8">Using</text:span><text:span text:style-name="T19"> docker </text:span><text:span text:style-name="T8">images</text:span><text:span text:style-name="T19"> </text:span></text:p>
            </text:list-item>
          </text:list>
          <text:p text:style-name="P26"><text:span text:style-name="T8">On MacOS</text:span></text:p>
          <text:list text:continue-numbering="true" text:style-name="L8">
            <text:list-item>
              <text:p text:style-name="P33"><text:span text:style-name="T8">Using</text:span><text:span text:style-name="T19"> docker </text:span><text:span text:style-name="T8">images</text:span><text:span text:style-name="T19">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9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6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10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4.288cm" svg:height="5.083cm" svg:x="17.008cm" svg:y="2.435cm">
          <draw:image xlink:href="../../logos/OSs/Tux.png" xlink:type="simple" xlink:show="embed" xlink:actuate="onLoad" draw:mime-type="image/png">
            <text:p/>
          </draw:image>
          <svg:title>Tux</svg:title>
        </draw:frame>
        <draw:frame draw:style-name="gr20" draw:text-style-name="P23" draw:layer="layout" svg:width="12.347cm" svg:height="12.347cm" svg:x="10.207cm" svg:y="3.171cm">
          <draw:image xlink:href="../../logos/OSs/Windows.png" xlink:type="simple" xlink:show="embed" xlink:actuate="onLoad" draw:mime-type="image/png">
            <text:p/>
          </draw:image>
        </draw:frame>
        <draw:frame draw:style-name="gr20" draw:text-style-name="P23" draw:layer="layout" svg:width="2.359cm" svg:height="2.359cm" svg:x="10.054cm" svg:y="11.046cm">
          <draw:image xlink:href="../../logos/OSs/macOS.svg" xlink:type="simple" xlink:show="embed" xlink:actuate="onLoad" draw:mime-type="image/svg+xml">
            <text:p/>
          </draw:image>
          <draw:image xlink:href="Pictures/100000010000002C0000002C2B47518CA00EA760.png" xlink:type="simple" xlink:show="embed" xlink:actuate="onLoad" draw:mime-type="image/png"/>
        </draw:frame>
        <draw:frame draw:style-name="gr53" draw:text-style-name="P23" draw:layer="layout" svg:width="3.981cm" svg:height="5.342cm" svg:x="21.458cm" svg:y="8.979cm">
          <draw:image xlink:href="../../images/robot_doing/12-Tux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En_20_blanco">
        <office:forms form:automatic-focus="false" form:apply-design-mode="false"/>
        <draw:custom-shape draw:name="Marcador de texto 23" draw:style-name="gr54" draw:text-style-name="P29" draw:layer="layout" svg:width="13.268cm" svg:height="1.289cm" svg:x="1.58cm" svg:y="1.019cm">
          <text:p text:style-name="P28"><text:span text:style-name="T15">Automating</text:span><text:span text:style-name="T16">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24" draw:style-name="gr55" draw:text-style-name="P29" draw:layer="layout" svg:width="13.268cm" svg:height="1.289cm" svg:x="1.58cm" svg:y="1.988cm">
          <text:p text:style-name="P28"><text:span text:style-name="T18">Supported plat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11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Marcador de texto 25" draw:style-name="gr56" draw:text-style-name="P27" draw:layer="layout" svg:width="22.092cm" svg:height="9.254cm" svg:x="1.037cm" svg:y="3.49cm">
          <text:p text:style-name="P26"><text:span text:style-name="T8">Two types of docker images available:</text:span></text:p>
          <text:list text:style-name="L8">
            <text:list-item>
              <text:p text:style-name="P33"><text:span text:style-name="T24">kicad_auto</text:span><text:span text:style-name="T8">: contains most of the functionality without including the heavier tools</text:span></text:p>
            </text:list-item>
            <text:list-item>
              <text:p text:style-name="P33"><text:span text:style-name="T24">kicad_auto_test</text:span><text:span text:style-name="T8">: includes all necessary tools:</text:span></text:p>
              <text:list>
                <text:list-item>
                  <text:p text:style-name="P33"><text:span text:style-name="T8">Blender: to obtain high quality 3D renders</text:span></text:p>
                </text:list-item>
                <text:list-item>
                  <text:p text:style-name="P33"><text:span text:style-name="T8">Pandoc: to generate advanced documents, for example LaTeX reports</text:span></text:p>
                </text:list-item>
                <text:list-item>
                  <text:p text:style-name="P33"><text:span text:style-name="T19">Git </text:span><text:span text:style-name="T8">for</text:span><text:span text:style-name="T19"> LFS</text:span></text:p>
                </text:list-item>
                <text:list-item>
                  <text:p text:style-name="P33"><text:span text:style-name="T8">ODBC to use databases in KiCa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0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7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11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12.05cm" svg:height="2.879cm" svg:x="12.377cm" svg:y="0.398cm">
          <draw:image xlink:href="../../logos/soft/docker.png" xlink:type="simple" xlink:show="embed" xlink:actuate="onLoad" draw:mime-type="image/png">
            <text:p/>
          </draw:image>
        </draw:frame>
        <draw:frame draw:style-name="gr20" draw:text-style-name="P23" draw:layer="layout" svg:width="4.462cm" svg:height="4.462cm" svg:x="20.955cm" svg:y="9.898cm">
          <draw:image xlink:href="../../images/robot_doing/07-container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En_20_blanco">
        <office:forms form:automatic-focus="false" form:apply-design-mode="false"/>
        <draw:custom-shape draw:name="Marcador de texto 15" draw:style-name="gr57" draw:text-style-name="P27" draw:layer="layout" svg:width="22.092cm" svg:height="7.205cm" svg:x="1.037cm" svg:y="3.49cm">
          <text:p text:style-name="P26"><text:span text:style-name="T8">Using docker images it is possible to make KiBot regenerate all documentation with each commit in our repo.</text:span></text:p>
          <text:p text:style-name="P2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18" draw:style-name="gr58" draw:text-style-name="P29" draw:layer="layout" svg:width="13.268cm" svg:height="1.289cm" svg:x="1.58cm" svg:y="1.019cm">
          <text:p text:style-name="P28"><text:span text:style-name="T16">Automating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19" draw:style-name="gr59" draw:text-style-name="P29" draw:layer="layout" svg:width="13.268cm" svg:height="1.289cm" svg:x="1.58cm" svg:y="1.988cm">
          <text:p text:style-name="P28"><text:span text:style-name="T25">GitHub/GitLab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9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8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5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9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18.128cm" svg:height="7.658cm" svg:x="6.338cm" svg:y="6.239cm">
          <draw:image xlink:href="../../screen/arduprog_workflow_1.png" xlink:type="simple" xlink:show="embed" xlink:actuate="onLoad" draw:mime-type="image/png">
            <text:p/>
          </draw:image>
        </draw:frame>
        <draw:custom-shape draw:name="Marcador de texto 26" draw:style-name="gr60" draw:text-style-name="P27" draw:layer="layout" svg:width="6.051cm" svg:height="7.205cm" svg:x="0.287cm" svg:y="5.272cm">
          <text:p text:style-name="P26"><text:span text:style-name="T8">Always</text:span><text:span text:style-name="T19"> </text:span><text:span text:style-name="T8">updated</text:span><text:span text:style-name="T19">!</text:span></text:p>
          <text:p text:style-name="P26"><text:span text:style-name="T8">Even verify that it complies with D/ERC rules</text:span></text:p>
          <text:p text:style-name="P26"><text:span text:style-name="T8">Used daily for hundreds of pro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ir-Mail 1" draw:style-name="gr61" draw:text-style-name="P35" draw:layer="layout" svg:width="5.022cm" svg:height="2.511cm" svg:x="0.563cm" svg:y="10.995cm">
          <text:p text:style-name="P34"><text:span text:style-name="T26">186k+</text:span></text:p>
          <draw:enhanced-geometry svg:viewBox="0 0 21600 21600" draw:mirror-horizontal="false" draw:mirror-vertical="false" draw:extrusion="false" draw:extrusion-rotation-angle="15 -10" dr3d:projection="perspective" draw:extrusion-first-light-direction="(-50000 -50000 10000)" draw:extrusion-second-light-direction="(50000 0 10000)" dr3d:shade-mode="flat" draw:extrusion-metal="false" draw:extrusion-diffusion="0%" draw:extrusion-viewpoint="(3.472cm 0cm 25cm)" draw:extrusion-origin="0.5 0" draw:extrusion-skew="50 180" draw:extrusion-depth="1cm 0" draw:extrusion-color="true" draw:extrusion-specularity="0%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20" draw:text-style-name="P23" draw:layer="layout" svg:width="3.153cm" svg:height="3.153cm" svg:x="15.588cm" svg:y="0.088cm">
          <draw:image xlink:href="../../logos/web_services/GitHub.png" xlink:type="simple" xlink:show="embed" xlink:actuate="onLoad" draw:mime-type="image/png">
            <text:p/>
          </draw:image>
        </draw:frame>
        <draw:frame draw:style-name="gr20" draw:text-style-name="P23" draw:layer="layout" svg:width="3.298cm" svg:height="3.042cm" svg:x="19.745cm" svg:y="0.287cm">
          <draw:image xlink:href="../../logos/web_services/GitLab.png" xlink:type="simple" xlink:show="embed" xlink:actuate="onLoad" draw:mime-type="image/png">
            <text:p/>
          </draw:image>
        </draw:frame>
        <draw:frame draw:style-name="gr20" draw:text-style-name="P23" draw:layer="layout" svg:width="3.729cm" svg:height="3.729cm" svg:x="21.697cm" svg:y="10.631cm">
          <draw:image xlink:href="../../images/robot_doing/03-GitHub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En_20_blanco">
        <office:forms form:automatic-focus="false" form:apply-design-mode="false"/>
        <draw:frame draw:style-name="gr20" draw:text-style-name="P23" draw:layer="layout" svg:width="22.008cm" svg:height="8.916cm" svg:x="1.71cm" svg:y="5.183cm">
          <draw:image xlink:href="../../screen/kicost_libreoffice_1.png" xlink:type="simple" xlink:show="embed" xlink:actuate="onLoad" draw:mime-type="image/png">
            <text:p/>
          </draw:image>
        </draw:frame>
        <draw:custom-shape draw:name="Marcador de texto 40" draw:style-name="gr62" draw:text-style-name="P27" draw:layer="layout" svg:width="22.092cm" svg:height="7.205cm" svg:x="1.037cm" svg:y="3.49cm">
          <text:p text:style-name="P26"><text:span text:style-name="T8">By registering with the distributors it is possible to obtain the costs and stock of the components</text:span></text:p>
          <text:p text:style-name="P2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41" draw:style-name="gr63" draw:text-style-name="P29" draw:layer="layout" svg:width="13.268cm" svg:height="1.289cm" svg:x="1.58cm" svg:y="1.019cm">
          <text:p text:style-name="P28"><text:span text:style-name="T15">Automating</text:span><text:span text:style-name="T16">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42" draw:style-name="gr64" draw:text-style-name="P29" draw:layer="layout" svg:width="13.268cm" svg:height="1.289cm" svg:x="1.58cm" svg:y="1.988cm">
          <text:p text:style-name="P28"><text:span text:style-name="T18">BoM with co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16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15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14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16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4.31cm" svg:height="1.205cm" svg:x="10.186cm" svg:y="0.316cm">
          <draw:image xlink:href="../../logos/distributors/DigiKey.png" xlink:type="simple" xlink:show="embed" xlink:actuate="onLoad" draw:mime-type="image/png">
            <text:p/>
          </draw:image>
        </draw:frame>
        <draw:frame draw:style-name="gr20" draw:text-style-name="P23" draw:layer="layout" svg:width="3.679cm" svg:height="1.358cm" svg:x="19.676cm" svg:y="0.28cm">
          <draw:image xlink:href="../../logos/distributors/Farnell.png" xlink:type="simple" xlink:show="embed" xlink:actuate="onLoad" draw:mime-type="image/png">
            <text:p/>
          </draw:image>
        </draw:frame>
        <draw:frame draw:style-name="gr20" draw:text-style-name="P23" draw:layer="layout" svg:width="4.206cm" svg:height="1.351cm" svg:x="19.452cm" svg:y="1.82cm">
          <draw:image xlink:href="../../logos/distributors/Newark.png" xlink:type="simple" xlink:show="embed" xlink:actuate="onLoad" draw:mime-type="image/png">
            <text:p/>
          </draw:image>
        </draw:frame>
        <draw:frame draw:style-name="gr20" draw:text-style-name="P23" draw:layer="layout" svg:width="2.138cm" svg:height="2.138cm" svg:x="10.055cm" svg:y="1.586cm">
          <draw:image xlink:href="../../logos/distributors/TME.png" xlink:type="simple" xlink:show="embed" xlink:actuate="onLoad" draw:mime-type="image/png">
            <text:p/>
          </draw:image>
        </draw:frame>
        <draw:frame draw:style-name="gr20" draw:text-style-name="P23" draw:layer="layout" svg:width="2.487cm" svg:height="1.77cm" svg:x="12.361cm" svg:y="1.874cm">
          <draw:image xlink:href="../../logos/distributors/Nexar.jpg" xlink:type="simple" xlink:show="embed" xlink:actuate="onLoad" draw:mime-type="image/jpeg">
            <text:p/>
          </draw:image>
        </draw:frame>
        <draw:frame draw:style-name="gr20" draw:text-style-name="P23" draw:layer="layout" svg:width="4.629cm" svg:height="0.951cm" svg:x="14.684cm" svg:y="2.104cm">
          <draw:image xlink:href="../../logos/distributors/Arrow.png" xlink:type="simple" xlink:show="embed" xlink:actuate="onLoad" draw:mime-type="image/png">
            <text:p/>
          </draw:image>
        </draw:frame>
        <draw:frame draw:style-name="gr20" draw:text-style-name="P23" draw:layer="layout" svg:width="3.565cm" svg:height="3.565cm" svg:x="21.987cm" svg:y="10.795cm">
          <draw:image xlink:href="../../images/robot_doing/11-calculating.jpg" xlink:type="simple" xlink:show="embed" xlink:actuate="onLoad" draw:mime-type="image/jpeg">
            <text:p/>
          </draw:image>
        </draw:frame>
        <draw:frame draw:style-name="gr20" draw:text-style-name="P23" draw:layer="layout" svg:width="4.22cm" svg:height="1.627cm" svg:x="14.96cm" svg:y="0.165cm">
          <draw:image xlink:href="../../logos/distributors/Mouser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En_20_blanco">
        <office:forms form:automatic-focus="false" form:apply-design-mode="false"/>
        <draw:frame draw:style-name="gr65" draw:text-style-name="P23" draw:layer="layout" svg:width="10.919cm" svg:height="7.766cm" svg:x="13.603cm" svg:y="5.628cm">
          <draw:image xlink:href="../../kibot_generated/arduprog/Blender/t1-3D_blender_30deg.png" xlink:type="simple" xlink:show="embed" xlink:actuate="onLoad" draw:mime-type="image/png">
            <text:p/>
          </draw:image>
        </draw:frame>
        <draw:custom-shape draw:name="Marcador de texto 27" draw:style-name="gr66" draw:text-style-name="P27" draw:layer="layout" svg:width="22.092cm" svg:height="7.205cm" svg:x="1.037cm" svg:y="3.49cm">
          <text:p text:style-name="P26"><text:span text:style-name="T8">KiBot can use Blender to generate high-quality 3D rend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28" draw:style-name="gr67" draw:text-style-name="P29" draw:layer="layout" svg:width="13.268cm" svg:height="1.289cm" svg:x="1.58cm" svg:y="1.019cm">
          <text:p text:style-name="P28"><text:span text:style-name="T15">Automating</text:span><text:span text:style-name="T16">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30" draw:style-name="gr68" draw:text-style-name="P29" draw:layer="layout" svg:width="13.268cm" svg:height="1.289cm" svg:x="1.58cm" svg:y="1.988cm">
          <text:p text:style-name="P28"><text:span text:style-name="T17">High quality rend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12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11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8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12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9.677cm" svg:height="2.602cm" svg:x="13.208cm" svg:y="0.569cm">
          <draw:image xlink:href="../../logos/soft/blender.png" xlink:type="simple" xlink:show="embed" xlink:actuate="onLoad" draw:mime-type="image/png">
            <text:p/>
          </draw:image>
        </draw:frame>
        <draw:frame draw:style-name="gr20" draw:text-style-name="P23" draw:layer="layout" svg:width="4.826cm" svg:height="2.758cm" svg:x="20.686cm" svg:y="11.557cm">
          <draw:image xlink:href="../../logos/cute_robot/AI_depth_to_image/02_metalic_glow.jpg" xlink:type="simple" xlink:show="embed" xlink:actuate="onLoad" draw:mime-type="image/jpeg">
            <text:p/>
          </draw:image>
        </draw:frame>
        <draw:frame draw:style-name="gr20" draw:text-style-name="P23" draw:layer="layout" svg:width="11.762cm" svg:height="7.793cm" svg:x="0.785cm" svg:y="5.628cm">
          <draw:image xlink:href="../../kibot_generated/arduprog/3D/t1-kicad_30deg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En_20_blanco">
        <office:forms form:automatic-focus="false" form:apply-design-mode="false"/>
        <draw:custom-shape draw:name="Marcador de texto 31" draw:style-name="gr69" draw:text-style-name="P27" draw:layer="layout" svg:width="22.092cm" svg:height="7.205cm" svg:x="1.037cm" svg:y="3.49cm">
          <text:p text:style-name="P26"><text:span text:style-name="T8">Different versions of the same 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32" draw:style-name="gr70" draw:text-style-name="P29" draw:layer="layout" svg:width="13.268cm" svg:height="1.289cm" svg:x="1.58cm" svg:y="1.019cm">
          <text:p text:style-name="P28"><text:span text:style-name="T15">Automating</text:span><text:span text:style-name="T16">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33" draw:style-name="gr71" draw:text-style-name="P29" draw:layer="layout" svg:width="13.268cm" svg:height="1.289cm" svg:x="1.58cm" svg:y="1.988cm">
          <text:p text:style-name="P28"><text:span text:style-name="T18">Vari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13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12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9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13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5.519cm" svg:height="2.982cm" svg:x="17.949cm" svg:y="0.332cm">
          <draw:image xlink:href="../../logos/cute_robot/Second/kibot_370x200b.png" xlink:type="simple" xlink:show="embed" xlink:actuate="onLoad" draw:mime-type="image/png">
            <text:p/>
          </draw:image>
        </draw:frame>
        <draw:frame draw:style-name="gr20" draw:text-style-name="P23" draw:layer="layout" svg:width="5.597cm" svg:height="3.024cm" svg:x="11.998cm" svg:y="0.266cm">
          <draw:image xlink:href="../../logos/cute_robot/Original/kibot_740x400.png" xlink:type="simple" xlink:show="embed" xlink:actuate="onLoad" draw:mime-type="image/png">
            <text:p/>
          </draw:image>
        </draw:frame>
        <draw:frame draw:style-name="gr20" draw:text-style-name="P23" draw:layer="layout" svg:width="8.449cm" svg:height="5.808cm" svg:x="0.093cm" svg:y="4.594cm">
          <draw:image xlink:href="../../kibot_generated/arduprog/SCH/t1-default.png" xlink:type="simple" xlink:show="embed" xlink:actuate="onLoad" draw:mime-type="image/png">
            <text:p/>
          </draw:image>
        </draw:frame>
        <draw:frame draw:style-name="gr20" draw:text-style-name="P23" draw:layer="layout" svg:width="8.514cm" svg:height="5.852cm" svg:x="16.741cm" svg:y="4.594cm">
          <draw:image xlink:href="../../kibot_generated/arduprog/SCH/t1-XTAL.png" xlink:type="simple" xlink:show="embed" xlink:actuate="onLoad" draw:mime-type="image/png">
            <text:p/>
          </draw:image>
        </draw:frame>
        <draw:frame draw:style-name="gr20" draw:text-style-name="P23" draw:layer="layout" svg:width="8.466cm" svg:height="5.82cm" svg:x="8.419cm" svg:y="8.209cm">
          <draw:image xlink:href="../../kibot_generated/arduprog/SCH/t1-US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En_20_blanco">
        <office:forms form:automatic-focus="false" form:apply-design-mode="false"/>
        <draw:custom-shape draw:name="Marcador de texto 34" draw:style-name="gr72" draw:text-style-name="P27" draw:layer="layout" svg:width="22.092cm" svg:height="7.205cm" svg:x="1.037cm" svg:y="3.49cm">
          <text:p text:style-name="P26"><text:span text:style-name="T8">Different versions of the same 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35" draw:style-name="gr73" draw:text-style-name="P29" draw:layer="layout" svg:width="13.268cm" svg:height="1.289cm" svg:x="1.58cm" svg:y="1.019cm">
          <text:p text:style-name="P28"><text:span text:style-name="T15">Automating</text:span><text:span text:style-name="T16">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36" draw:style-name="gr74" draw:text-style-name="P29" draw:layer="layout" svg:width="13.268cm" svg:height="1.289cm" svg:x="1.58cm" svg:y="1.988cm">
          <text:p text:style-name="P28"><text:span text:style-name="T18">Vari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14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13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12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14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5.519cm" svg:height="2.982cm" svg:x="17.949cm" svg:y="0.332cm">
          <draw:image xlink:href="../../logos/cute_robot/Second/kibot_370x200b.png" xlink:type="simple" xlink:show="embed" xlink:actuate="onLoad" draw:mime-type="image/png">
            <text:p/>
          </draw:image>
        </draw:frame>
        <draw:frame draw:style-name="gr20" draw:text-style-name="P23" draw:layer="layout" svg:width="5.597cm" svg:height="3.024cm" svg:x="11.998cm" svg:y="0.266cm">
          <draw:image xlink:href="../../logos/cute_robot/Original/kibot_740x400.png" xlink:type="simple" xlink:show="embed" xlink:actuate="onLoad" draw:mime-type="image/png">
            <text:p/>
          </draw:image>
        </draw:frame>
        <draw:frame draw:style-name="gr20" draw:text-style-name="P23" draw:layer="layout" svg:width="4.937cm" svg:height="2.822cm" svg:x="20.307cm" svg:y="11.377cm">
          <draw:image xlink:href="../../logos/cute_robot/AI_depth_to_image/01_plastic_white.jpg" xlink:type="simple" xlink:show="embed" xlink:actuate="onLoad" draw:mime-type="image/jpeg">
            <text:p/>
          </draw:image>
        </draw:frame>
        <draw:frame draw:style-name="gr20" draw:text-style-name="P23" draw:layer="layout" svg:width="7.898cm" svg:height="5.512cm" svg:x="0.124cm" svg:y="5.183cm">
          <draw:image xlink:href="../../kibot_generated/arduprog/Blender/t1_default.png" xlink:type="simple" xlink:show="embed" xlink:actuate="onLoad" draw:mime-type="image/png">
            <text:p/>
          </draw:image>
        </draw:frame>
        <draw:frame draw:style-name="gr20" draw:text-style-name="P23" draw:layer="layout" svg:width="7.874cm" svg:height="5.512cm" svg:x="8.525cm" svg:y="5.183cm">
          <draw:image xlink:href="../../kibot_generated/arduprog/Blender/t1_USB.png" xlink:type="simple" xlink:show="embed" xlink:actuate="onLoad" draw:mime-type="image/png">
            <text:p/>
          </draw:image>
        </draw:frame>
        <draw:frame draw:style-name="gr20" draw:text-style-name="P23" draw:layer="layout" svg:width="7.898cm" svg:height="5.512cm" svg:x="17.118cm" svg:y="5.183cm">
          <draw:image xlink:href="../../kibot_generated/arduprog/Blender/t1-XTAL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En_20_blanco">
        <office:forms form:automatic-focus="false" form:apply-design-mode="false"/>
        <draw:custom-shape draw:name="Marcador de texto 37" draw:style-name="gr75" draw:text-style-name="P27" draw:layer="layout" svg:width="22.092cm" svg:height="7.205cm" svg:x="1.037cm" svg:y="3.49cm">
          <text:p text:style-name="P26"><text:span text:style-name="T8">Different versions of the same 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38" draw:style-name="gr76" draw:text-style-name="P29" draw:layer="layout" svg:width="13.268cm" svg:height="1.289cm" svg:x="1.58cm" svg:y="1.019cm">
          <text:p text:style-name="P28"><text:span text:style-name="T15">Automating</text:span><text:span text:style-name="T16">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39" draw:style-name="gr77" draw:text-style-name="P29" draw:layer="layout" svg:width="13.268cm" svg:height="1.289cm" svg:x="1.58cm" svg:y="1.988cm">
          <text:p text:style-name="P28"><text:span text:style-name="T18">Vari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15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14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13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15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5.519cm" svg:height="2.982cm" svg:x="17.949cm" svg:y="0.332cm">
          <draw:image xlink:href="../../logos/cute_robot/Second/kibot_370x200b.png" xlink:type="simple" xlink:show="embed" xlink:actuate="onLoad" draw:mime-type="image/png">
            <text:p/>
          </draw:image>
        </draw:frame>
        <draw:frame draw:style-name="gr20" draw:text-style-name="P23" draw:layer="layout" svg:width="5.597cm" svg:height="3.024cm" svg:x="11.998cm" svg:y="0.266cm">
          <draw:image xlink:href="../../logos/cute_robot/Original/kibot_740x400.png" xlink:type="simple" xlink:show="embed" xlink:actuate="onLoad" draw:mime-type="image/png">
            <text:p/>
          </draw:image>
        </draw:frame>
        <draw:frame draw:style-name="gr20" draw:text-style-name="P23" draw:layer="layout" svg:width="10.54cm" svg:height="4.479cm" svg:x="0.619cm" svg:y="4.605cm">
          <draw:image xlink:href="../../kibot_generated/arduprog/gerber/default.png" xlink:type="simple" xlink:show="embed" xlink:actuate="onLoad" draw:mime-type="image/png">
            <text:p/>
          </draw:image>
        </draw:frame>
        <draw:frame draw:style-name="gr20" draw:text-style-name="P23" draw:layer="layout" svg:width="11.332cm" svg:height="4.744cm" svg:x="7.254cm" svg:y="9.332cm">
          <draw:image xlink:href="../../kibot_generated/arduprog/gerber/USB.png" xlink:type="simple" xlink:show="embed" xlink:actuate="onLoad" draw:mime-type="image/png">
            <text:p/>
          </draw:image>
        </draw:frame>
        <draw:frame draw:style-name="gr20" draw:text-style-name="P23" draw:layer="layout" svg:width="11.059cm" svg:height="4.446cm" svg:x="13.56cm" svg:y="4.605cm">
          <draw:image xlink:href="../../kibot_generated/arduprog/gerber/XTAL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En_20_blanco">
        <office:forms form:automatic-focus="false" form:apply-design-mode="false"/>
        <draw:frame draw:name="Picture 3" draw:style-name="gr19" draw:text-style-name="P22" draw:layer="layout" svg:width="25.403cm" svg:height="14.289cm" svg:x="0cm" svg:y="-0.516cm">
          <draw:image xlink:href="../../INTI/end.png" xlink:type="simple" xlink:show="embed" xlink:actuate="onLoad" draw:mime-type="image/png">
            <text:p/>
          </draw:image>
        </draw:frame>
        <draw:custom-shape draw:name="Google Shape;2513;p118" draw:style-name="gr78" draw:text-style-name="P37" draw:layer="layout" svg:width="5.538cm" svg:height="2.707cm" svg:x="4.869cm" svg:y="5.776cm">
          <text:p text:style-name="P36"><text:span text:style-name="T27">THANK</text:span></text:p>
          <text:p text:style-name="P36"><text:span text:style-name="T27">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4;g8042508f59_0_0" draw:style-name="gr79" draw:text-style-name="P38" draw:layer="layout" svg:width="25.441cm" svg:height="3.292cm" svg:x="0cm" svg:y="10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19" draw:text-style-name="P22" draw:layer="layout" svg:width="25.399cm" svg:height="3.315cm" svg:x="0cm" svg:y="11.098cm">
          <draw:image xlink:href="../../INTI/banner_blue_1.png" xlink:type="simple" xlink:show="embed" xlink:actuate="onLoad" draw:mime-type="image/png">
            <text:p/>
          </draw:image>
        </draw:frame>
        <presentation:notes draw:style-name="dp3">
          <draw:page-thumbnail draw:name="Google Shape;297;g3f441d3dbc_0_3:notes" draw:style-name="gr5" draw:layer="layout" svg:width="16.932cm" svg:height="9.524cm" svg:x="1.058cm" svg:y="1.905cm" draw:page-number="18" presentation:class="page"/>
          <draw:frame draw:name="Google Shape;298;g3f441d3dbc_0_3:notes" presentation:style-name="pr3" draw:text-style-name="P3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Encode Sans" svg:font-family="'Encode Sans'" style:font-pitch="variable"/>
    <style:font-face style:name="Encode Sans Black" svg:font-family="'Encode Sans Black'" style:font-pitch="variable"/>
    <style:font-face style:name="Encode Sans Black1" svg:font-family="'Encode Sans Black'" style:font-family-generic="swiss" style:font-pitch="variable"/>
    <style:font-face style:name="Encode Sans Black2" svg:font-family="'Encode Sans Black'" style:font-adornments="Negra" style:font-family-generic="swiss" style:font-pitch="variable"/>
    <style:font-face style:name="Encode Sans Expanded" svg:font-family="'Encode Sans Expanded'" style:font-pitch="variable"/>
    <style:font-face style:name="Encode Sans Medium" svg:font-family="'Encode Sans Medium'" style:font-pitch="variable"/>
    <style:font-face style:name="Encode Sans1" svg:font-family="'Encode Sans'" style:font-family-generic="swiss" style:font-pitch="variable"/>
    <style:font-face style:name="Encode Sans2" svg:font-family="'Encode Sans'" style:font-adornments="Norm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S Gothic" svg:font-family="'MS Gothic'" style:font-pitch="variable"/>
    <style:font-face style:name="Montserrat" svg:font-family="Montserrat" style:font-pitch="variable"/>
    <style:font-face style:name="Montserrat SemiBold" svg:font-family="'Montserrat SemiBold'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 Sans SemiBold" svg:font-family="'Open Sans SemiBold'" style:font-pitch="variable"/>
    <style:font-face style:name="Open Sans SemiBold1" svg:font-family="'Open Sans SemiBold'"/>
    <style:font-face style:name="Tahoma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1pt" fo:letter-spacing="normal" fo:language="es" fo:country="A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1pt" style:font-style-asian="normal" style:font-weight-asian="normal" style:font-name-complex="FreeSans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3.5pt" fo:letter-spacing="normal" fo:language="es" fo:country="A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3.5pt" style:font-style-asian="normal" style:font-weight-asian="normal" style:font-name-complex="FreeSans" style:font-family-complex="FreeSans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1pt" fo:letter-spacing="normal" fo:language="es" fo:country="A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1pt" style:font-style-asian="normal" style:font-weight-asian="normal" style:font-name-complex="FreeSans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3.5pt" fo:letter-spacing="normal" fo:language="es" fo:country="A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3.5pt" style:font-style-asian="normal" style:font-weight-asian="normal" style:font-name-complex="FreeSans" style:font-family-complex="FreeSans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_31__5f_En_20_blanco-background" style:display-name="1_En blanco-background" style:family="presentation">
      <style:graphic-properties draw:stroke="none" draw:fill="solid" draw:fill-color="#ffffff"/>
      <style:text-properties style:letter-kerning="true"/>
    </style:style>
    <style:style style:name="_31__5f_En_20_blanco-backgroundobjects" style:display-name="1_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En_20_blanco-notes" style:display-name="1_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En_20_blanco-outline1" style:display-name="1_En blanco-outline1" style:family="presentation">
      <style:graphic-properties draw:stroke="none" draw:fill="none" draw:auto-grow-height="false" draw:fit-to-size="false" style:shrink-to-fit="true">
        <text:list-style style:name="_31__5f_En_20_blanco-outline1" style:display-name="1_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1pt" fo:letter-spacing="normal" fo:language="es" fo:country="A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1pt" style:font-style-asian="normal" style:font-weight-asian="normal" style:font-name-complex="FreeSans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_31__5f_En_20_blanco-outline2" style:display-name="1_En blanco-outline2" style:family="presentation" style:parent-style-name="_31__5f_En_20_bl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_31__5f_En_20_blanco-outline3" style:display-name="1_En blanco-outline3" style:family="presentation" style:parent-style-name="_31__5f_En_20_bl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_31__5f_En_20_blanco-outline4" style:display-name="1_En blanco-outline4" style:family="presentation" style:parent-style-name="_31__5f_En_20_bl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_31__5f_En_20_blanco-outline5" style:display-name="1_En blanco-outline5" style:family="presentation" style:parent-style-name="_31__5f_En_20_blanco-outline4">
      <style:paragraph-properties fo:margin-top="0.1cm" fo:margin-bottom="0cm"/>
      <style:text-properties fo:font-size="20pt" style:font-size-asian="20pt" style:font-size-complex="20pt"/>
    </style:style>
    <style:style style:name="_31__5f_En_20_blanco-outline6" style:display-name="1_En blanco-outline6" style:family="presentation" style:parent-style-name="_31__5f_En_20_blanco-outline5">
      <style:paragraph-properties fo:margin-top="0.1cm" fo:margin-bottom="0cm"/>
      <style:text-properties fo:font-size="20pt" style:font-size-asian="20pt" style:font-size-complex="20pt"/>
    </style:style>
    <style:style style:name="_31__5f_En_20_blanco-outline7" style:display-name="1_En blanco-outline7" style:family="presentation" style:parent-style-name="_31__5f_En_20_blanco-outline6">
      <style:paragraph-properties fo:margin-top="0.1cm" fo:margin-bottom="0cm"/>
      <style:text-properties fo:font-size="20pt" style:font-size-asian="20pt" style:font-size-complex="20pt"/>
    </style:style>
    <style:style style:name="_31__5f_En_20_blanco-outline8" style:display-name="1_En blanco-outline8" style:family="presentation" style:parent-style-name="_31__5f_En_20_blanco-outline7">
      <style:paragraph-properties fo:margin-top="0.1cm" fo:margin-bottom="0cm"/>
      <style:text-properties fo:font-size="20pt" style:font-size-asian="20pt" style:font-size-complex="20pt"/>
    </style:style>
    <style:style style:name="_31__5f_En_20_blanco-outline9" style:display-name="1_En blanco-outline9" style:family="presentation" style:parent-style-name="_31__5f_En_20_blanco-outline8">
      <style:paragraph-properties fo:margin-top="0.1cm" fo:margin-bottom="0cm"/>
      <style:text-properties fo:font-size="20pt" style:font-size-asian="20pt" style:font-size-complex="20pt"/>
    </style:style>
    <style:style style:name="_31__5f_En_20_blanco-subtitle" style:display-name="1_En blanco-subtitle" style:family="presentation">
      <style:graphic-properties draw:stroke="none" draw:fill="none" draw:textarea-vertical-align="middle">
        <text:list-style style:name="_31__5f_En_20_blanco-subtitle" style:display-name="1_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En_20_blanco-title" style:display-name="1_En blanco-title" style:family="presentation">
      <style:graphic-properties draw:stroke="none" draw:fill="none" draw:textarea-vertical-align="middle">
        <text:list-style style:name="_31__5f_En_20_blanco-title" style:display-name="1_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3.5pt" fo:letter-spacing="normal" fo:language="es" fo:country="A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3.5pt" style:font-style-asian="normal" style:font-weight-asian="normal" style:font-name-complex="FreeSans" style:font-family-complex="FreeSans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in_20_relleno_20_ni_20_líne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pr1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_31__5f_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1__5f_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_31__5f_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s" fo:country="AR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7" style:family="paragraph">
      <loext:graphic-properties draw:fill="none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Montserrat" fo:font-size="40pt" fo:letter-spacing="normal" fo:language="en" fo:country="AR" fo:font-style="normal" style:text-underline-style="none" fo:font-weight="normal" fo:background-color="transparent" style:font-name-asian="Montserrat1" style:font-size-asian="40pt" style:font-style-asian="normal" style:font-weight-asian="normal" style:font-name-complex="Montserrat1" style:font-size-complex="40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loext:theme loext:name="Tema de Office">
        <loext:color-table loext:name="Tema de 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Picture 6" draw:style-name="Mgr3" draw:text-style-name="MP5" draw:layer="backgroundobjects" svg:width="25.398cm" svg:height="14.286cm" svg:x="0cm" svg:y="0cm">
        <draw:image xlink:href="../../INTI/end.png" xlink:type="simple" xlink:show="embed" xlink:actuate="onLoad" draw:mime-type="image/png">
          <text:p/>
        </draw:image>
      </draw:frame>
      <draw:custom-shape draw:name="Google Shape;1024;g8042508f59_0_0" draw:style-name="Mgr4" draw:text-style-name="MP6" draw:layer="backgroundobjects" svg:width="25.441cm" svg:height="3.292cm" svg:x="-0.021cm" svg:y="11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5" draw:text-style-name="MP7" draw:layer="backgroundobjects" svg:width="0.001cm" svg:height="0.001cm" svg:x="8.384cm" svg:y="2.0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4" draw:style-name="Mgr3" draw:text-style-name="MP5" draw:layer="backgroundobjects" svg:width="25.399cm" svg:height="3.315cm" svg:x="0cm" svg:y="11.098cm">
        <draw:image xlink:href="../../INTI/banner_blue_1.png" xlink:type="simple" xlink:show="embed" xlink:actuate="onLoad" draw:mime-type="image/png">
          <text:p/>
        </draw:image>
      </draw:frame>
      <draw:frame presentation:style-name="Diapositiva_20_de_20_título-title" draw:layer="backgroundobjects" svg:width="22.859cm" svg:height="2.385cm" svg:x="1.27cm" svg:y="0.57cm" presentation:class="title" presentation:placeholder="true">
        <draw:text-box/>
      </draw:frame>
      <draw:frame presentation:style-name="Diapositiva_20_de_20_título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Tema de Office">
        <loext:color-table loext:name="Tema de 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Google Shape;301;p50" draw:style-name="Mgr3" draw:text-style-name="MP5" draw:layer="backgroundobjects" svg:width="25.471cm" svg:height="14.327cm" svg:x="-0.084cm" svg:y="-0.011cm">
        <draw:image xlink:href="../../INTI/lattice.jpg" xlink:type="simple" xlink:show="embed" xlink:actuate="onLoad" draw:mime-type="image/jpeg">
          <text:p/>
        </draw:image>
      </draw:frame>
      <draw:custom-shape draw:name="Google Shape;1024;g8042508f59_0_0" draw:style-name="Mgr4" draw:text-style-name="MP6" draw:layer="backgroundobjects" svg:width="25.471cm" svg:height="3.321cm" svg:x="-0.084cm" svg:y="10.9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9" draw:style-name="Mgr3" draw:text-style-name="MP5" draw:layer="backgroundobjects" svg:width="2.783cm" svg:height="3.033cm" svg:x="21.677cm" svg:y="0.941cm">
        <draw:image xlink:href="../../INTI/curves_1.png" xlink:type="simple" xlink:show="embed" xlink:actuate="onLoad" draw:mime-type="image/png">
          <text:p/>
        </draw:image>
      </draw:frame>
      <draw:frame draw:name="Imagen 5" draw:style-name="Mgr3" draw:text-style-name="MP5" draw:layer="backgroundobjects" svg:width="25.399cm" svg:height="3.315cm" svg:x="0cm" svg:y="11.098cm">
        <draw:image xlink:href="../../INTI/banner_blue_1.png" xlink:type="simple" xlink:show="embed" xlink:actuate="onLoad" draw:mime-type="image/png">
          <text:p/>
        </draw:image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9.797cm" svg:height="11.136cm" svg:x="0.601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En_20_blanco" style:display-name="1_En blanco" style:page-layout-name="PM1" draw:style-name="Mdp1">
      <loext:theme loext:name="Tema de Office">
        <loext:color-table loext:name="Tema de 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presentation:style-name="_31__5f_En_20_blanco-title" draw:layer="backgroundobjects" svg:width="22.859cm" svg:height="2.385cm" svg:x="1.27cm" svg:y="0.57cm" presentation:class="title" presentation:placeholder="true">
        <draw:text-box/>
      </draw:frame>
      <draw:frame presentation:style-name="_31__5f_En_20_blanco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En_20_blanco-title" draw:layer="backgroundobjects" svg:width="19.797cm" svg:height="11.136cm" svg:x="0.601cm" svg:y="2.257cm" presentation:class="page"/>
        <draw:frame presentation:style-name="_31__5f_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ción de PowerPoint</dc:title>
    <meta:initial-creator>Microsoft Office User</meta:initial-creator>
    <meta:editing-cycles>175</meta:editing-cycles>
    <meta:creation-date>2023-01-16T17:22:36</meta:creation-date>
    <dc:date>2024-10-05T20:30:35.109005727</dc:date>
    <meta:editing-duration>P3DT3H20M6S</meta:editing-duration>
    <meta:generator>LibreOffice/7.4.7.2$Linux_X86_64 LibreOffice_project/40$Build-2</meta:generator>
    <meta:document-statistic meta:object-count="286"/>
    <meta:user-defined meta:name="AppVersion">16.0000</meta:user-defined>
    <meta:user-defined meta:name="Notes" meta:value-type="float">7</meta:user-defined>
    <meta:user-defined meta:name="PresentationFormat">Presentación en pantalla (16:9)</meta:user-defined>
    <meta:user-defined meta:name="Slides" meta:value-type="float">47</meta:user-defined>
    <meta:template xlink:type="simple" xlink:actuate="onRequest" xlink:title="Office Theme" xlink:href=""/>
  </office:meta>
</office:document-meta>
</file>